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7800000078EDC3B169886C47E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office:font-face-decls>
  <office:automatic-styles>
    <style:style style:name="Tabla1" style:family="table">
      <style:table-properties style:width="14.026cm" table:align="left" style:writing-mode="lr-tb"/>
    </style:style>
    <style:style style:name="Tabla1.A" style:family="table-column">
      <style:table-column-properties style:column-width="2.824cm"/>
    </style:style>
    <style:style style:name="Tabla1.B" style:family="table-column">
      <style:table-column-properties style:column-width="5.42cm"/>
    </style:style>
    <style:style style:name="Tabla1.C" style:family="table-column">
      <style:table-column-properties style:column-width="5.782cm"/>
    </style:style>
    <style:style style:name="Tabla1.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1.C1" style:family="table-cell">
      <style:table-cell-properties style:vertical-align="middle" fo:padding="0.049cm" fo:border="0.05pt solid #d9d9e3"/>
    </style:style>
    <style:style style:name="Tabla1.A2" style:family="table-cell">
      <style:table-cell-properties style:vertical-align="middle" fo:padding-left="0cm" fo:padding-right="0cm" fo:padding-top="0cm" fo:padding-bottom="0.049cm" fo:border-left="none" fo:border-right="none" fo:border-top="none" fo:border-bottom="0.75pt solid #d9d9e3"/>
    </style:style>
    <style:style style:name="Tabla1.C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2" style:family="table">
      <style:table-properties style:width="7.477cm" table:align="left" style:writing-mode="lr-tb"/>
    </style:style>
    <style:style style:name="Tabla2.A" style:family="table-column">
      <style:table-column-properties style:column-width="4.447cm"/>
    </style:style>
    <style:style style:name="Tabla2.B" style:family="table-column">
      <style:table-column-properties style:column-width="3.03cm"/>
    </style:style>
    <style:style style:name="Tabla2.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2.B1" style:family="table-cell">
      <style:table-cell-properties style:vertical-align="middle" fo:padding="0.049cm" fo:border="0.05pt solid #d9d9e3"/>
    </style:style>
    <style:style style:name="Tabla2.A2" style:family="table-cell">
      <style:table-cell-properties style:vertical-align="middle" fo:padding-left="0cm" fo:padding-right="0cm" fo:padding-top="0cm" fo:padding-bottom="0.049cm" fo:border-left="none" fo:border-right="none" fo:border-top="none" fo:border-bottom="0.75pt solid #d9d9e3"/>
    </style:style>
    <style:style style:name="Tabla2.B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3" style:family="table">
      <style:table-properties style:width="8.135cm" table:align="left" style:writing-mode="lr-tb"/>
    </style:style>
    <style:style style:name="Tabla3.A" style:family="table-column">
      <style:table-column-properties style:column-width="1.378cm"/>
    </style:style>
    <style:style style:name="Tabla3.B" style:family="table-column">
      <style:table-column-properties style:column-width="6.757cm"/>
    </style:style>
    <style:style style:name="Tabla3.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3.B1" style:family="table-cell">
      <style:table-cell-properties style:vertical-align="middle" fo:padding="0.049cm" fo:border="0.05pt solid #d9d9e3"/>
    </style:style>
    <style:style style:name="Tabla3.A2" style:family="table-cell">
      <style:table-cell-properties style:vertical-align="middle" fo:padding-left="0cm" fo:padding-right="0cm" fo:padding-top="0cm" fo:padding-bottom="0.049cm" fo:border-left="none" fo:border-right="none" fo:border-top="none" fo:border-bottom="0.75pt solid #d9d9e3"/>
    </style:style>
    <style:style style:name="Tabla3.B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4" style:family="table">
      <style:table-properties style:width="9.029cm" table:align="left" style:writing-mode="lr-tb"/>
    </style:style>
    <style:style style:name="Tabla4.A" style:family="table-column">
      <style:table-column-properties style:column-width="2.272cm"/>
    </style:style>
    <style:style style:name="Tabla4.B" style:family="table-column">
      <style:table-column-properties style:column-width="6.757cm"/>
    </style:style>
    <style:style style:name="Tabla4.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4.B1" style:family="table-cell">
      <style:table-cell-properties style:vertical-align="middle" fo:padding="0.049cm" fo:border="0.05pt solid #d9d9e3"/>
    </style:style>
    <style:style style:name="Tabla4.A2" style:family="table-cell">
      <style:table-cell-properties style:vertical-align="middle" fo:padding-left="0cm" fo:padding-right="0cm" fo:padding-top="0cm" fo:padding-bottom="0.049cm" fo:border-left="none" fo:border-right="none" fo:border-top="none" fo:border-bottom="0.75pt solid #d9d9e3"/>
    </style:style>
    <style:style style:name="Tabla4.B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5" style:family="table">
      <style:table-properties style:width="9.029cm" table:align="left" style:writing-mode="lr-tb"/>
    </style:style>
    <style:style style:name="Tabla5.A" style:family="table-column">
      <style:table-column-properties style:column-width="2.272cm"/>
    </style:style>
    <style:style style:name="Tabla5.B" style:family="table-column">
      <style:table-column-properties style:column-width="6.757cm"/>
    </style:style>
    <style:style style:name="Tabla5.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5.B1" style:family="table-cell">
      <style:table-cell-properties style:vertical-align="middle" fo:padding="0.049cm" fo:border="0.05pt solid #d9d9e3"/>
    </style:style>
    <style:style style:name="Tabla5.A2" style:family="table-cell">
      <style:table-cell-properties style:vertical-align="middle" fo:padding-left="0cm" fo:padding-right="0cm" fo:padding-top="0cm" fo:padding-bottom="0.049cm" fo:border-left="none" fo:border-right="none" fo:border-top="none" fo:border-bottom="0.75pt solid #d9d9e3"/>
    </style:style>
    <style:style style:name="Tabla5.B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6" style:family="table">
      <style:table-properties style:width="9.029cm" table:align="left" style:writing-mode="lr-tb"/>
    </style:style>
    <style:style style:name="Tabla6.A" style:family="table-column">
      <style:table-column-properties style:column-width="2.272cm"/>
    </style:style>
    <style:style style:name="Tabla6.B" style:family="table-column">
      <style:table-column-properties style:column-width="6.757cm"/>
    </style:style>
    <style:style style:name="Tabla6.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6.B1" style:family="table-cell">
      <style:table-cell-properties style:vertical-align="middle" fo:padding="0.049cm" fo:border="0.05pt solid #d9d9e3"/>
    </style:style>
    <style:style style:name="Tabla6.A2" style:family="table-cell">
      <style:table-cell-properties style:vertical-align="middle" fo:padding-left="0cm" fo:padding-right="0cm" fo:padding-top="0cm" fo:padding-bottom="0.049cm" fo:border-left="none" fo:border-right="none" fo:border-top="none" fo:border-bottom="0.75pt solid #d9d9e3"/>
    </style:style>
    <style:style style:name="Tabla6.B2" style:family="table-cell">
      <style:table-cell-properties style:vertical-align="middle" fo:padding-left="0cm" fo:padding-right="0.049cm" fo:padding-top="0cm" fo:padding-bottom="0.049cm" fo:border-left="none" fo:border-right="0.75pt solid #d9d9e3" fo:border-top="none" fo:border-bottom="0.75pt solid #d9d9e3"/>
    </style:style>
    <style:style style:name="P1" style:family="paragraph" style:parent-style-name="Heading_20_3">
      <style:paragraph-properties fo:margin-left="0cm" fo:margin-right="0cm" fo:text-indent="0cm" style:auto-text-indent="false" fo:padding="0.049cm" fo:border="0.06pt solid #d9d9e3"/>
    </style:style>
    <style:style style:name="P2" style:family="paragraph" style:parent-style-name="Heading_20_3">
      <style:paragraph-properties fo:margin-left="0cm" fo:margin-right="0cm" fo:text-indent="0cm" style:auto-text-indent="false" fo:padding="0.049cm" fo:border="0.06pt solid #d9d9e3"/>
      <style:text-properties loext:padding="0.049cm" loext:border="0.06pt solid #d9d9e3"/>
    </style:style>
    <style:style style:name="P3" style:family="paragraph" style:parent-style-name="List_20_Paragraph" style:list-style-name="WWNum3">
      <style:paragraph-properties fo:margin-left="1.251cm" fo:margin-right="0cm" fo:margin-top="0cm" fo:margin-bottom="0cm" style:contextual-spacing="true" style:line-height-at-least="0.741cm" fo:text-indent="-0.635cm" style:auto-text-indent="false" fo:padding="0cm" fo:border="0.74pt solid #d9d9e3" style:shadow="none"/>
    </style:style>
    <style:style style:name="P4" style:family="paragraph" style:parent-style-name="List_20_Paragraph" style:list-style-name="WWNum4">
      <style:paragraph-properties fo:margin-left="1.251cm" fo:margin-right="0cm" fo:margin-top="0cm" fo:margin-bottom="0cm" style:contextual-spacing="true" style:line-height-at-least="0.741cm" fo:text-indent="-0.635cm" style:auto-text-indent="false" fo:padding="0cm" fo:border="0.74pt solid #d9d9e3" style:shadow="none"/>
    </style:style>
    <style:style style:name="P5" style:family="paragraph" style:parent-style-name="List_20_Paragraph" style:list-style-name="WWNum5">
      <style:paragraph-properties fo:margin-left="1.251cm" fo:margin-right="0cm" fo:margin-top="0cm" fo:margin-bottom="0cm" style:contextual-spacing="true" style:line-height-at-least="0.741cm" fo:text-indent="-0.635cm" style:auto-text-indent="false" fo:padding="0cm" fo:border="0.74pt solid #d9d9e3" style:shadow="none"/>
    </style:style>
    <style:style style:name="P6" style:family="paragraph" style:parent-style-name="List_20_Paragraph" style:list-style-name="WWNum6">
      <style:paragraph-properties fo:margin-left="1.251cm" fo:margin-right="0cm" fo:margin-top="0cm" fo:margin-bottom="0cm" style:contextual-spacing="true" style:line-height-at-least="0.741cm" fo:text-indent="-0.635cm" style:auto-text-indent="false" fo:padding="0cm" fo:border="0.74pt solid #d9d9e3" style:shadow="none"/>
    </style:style>
    <style:style style:name="P7" style:family="paragraph" style:parent-style-name="List_20_Paragraph" style:list-style-name="WWNum7">
      <style:paragraph-properties fo:margin-left="1.251cm" fo:margin-right="0cm" fo:margin-top="0cm" fo:margin-bottom="0cm" style:contextual-spacing="true" style:line-height-at-least="0.741cm" fo:text-indent="-0.635cm" style:auto-text-indent="false" fo:padding="0cm" fo:border="0.74pt solid #d9d9e3" style:shadow="none"/>
    </style:style>
    <style:style style:name="P8" style:family="paragraph" style:parent-style-name="List_20_Paragraph" style:list-style-name="WWNum8">
      <style:paragraph-properties fo:margin-left="1.251cm" fo:margin-right="0cm" fo:margin-top="0cm" fo:margin-bottom="0cm" style:contextual-spacing="true" style:line-height-at-least="0.741cm" fo:text-indent="-0.635cm" style:auto-text-indent="false" fo:padding="0cm" fo:border="0.74pt solid #d9d9e3" style:shadow="none"/>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officeooo:paragraph-rsid="0020e931"/>
    </style:style>
    <style:style style:name="P11" style:family="paragraph" style:parent-style-name="Standard">
      <style:paragraph-properties fo:margin-left="0cm" fo:margin-right="0cm" style:line-height-at-least="0.635cm" fo:text-indent="0cm" style:auto-text-indent="false" fo:padding="0cm" fo:border="0.74pt solid #d9d9e3" style:shadow="none"/>
    </style:style>
    <style:style style:name="P12" style:family="paragraph" style:parent-style-name="Standard">
      <loext:graphic-properties draw:fill="solid" draw:fill-color="#19c37d"/>
      <style:paragraph-properties fo:margin-left="0cm" fo:margin-right="0cm" style:line-height-at-least="0.635cm" fo:text-indent="0cm" style:auto-text-indent="false" fo:background-color="#19c37d" fo:padding="0cm" fo:border="0.74pt solid #d9d9e3" style:shadow="none"/>
    </style:style>
    <style:style style:name="P13" style:family="paragraph" style:parent-style-name="Standard">
      <style:paragraph-properties fo:margin-left="0cm" fo:margin-right="0cm" fo:margin-top="0cm" fo:margin-bottom="0cm" style:contextual-spacing="false" style:line-height-at-least="0.741cm" fo:text-indent="0cm" style:auto-text-indent="false" fo:padding="0cm" fo:border="0.74pt solid #d9d9e3" style:shadow="none"/>
    </style:style>
    <style:style style:name="P14" style:family="paragraph" style:parent-style-name="Standard">
      <style:paragraph-properties fo:margin-left="0cm" fo:margin-right="0cm" fo:text-indent="0cm" style:auto-text-indent="false" fo:padding="0cm" fo:border="0.74pt solid #d9d9e3" style:shadow="none"/>
    </style:style>
    <style:style style:name="P15" style:family="paragraph" style:parent-style-name="Standard">
      <style:paragraph-properties fo:margin-left="0cm" fo:margin-right="0cm" fo:text-indent="0cm" style:auto-text-indent="false"/>
      <style:text-properties loext:padding="0.049cm" loext:border="0.06pt solid #d9d9e3"/>
    </style:style>
    <style:style style:name="P16" style:family="paragraph" style:parent-style-name="Standard">
      <style:paragraph-properties fo:margin-left="0cm" fo:margin-right="0cm" fo:margin-top="0cm" fo:margin-bottom="0.499cm" style:contextual-spacing="false" fo:text-indent="0cm" style:auto-text-indent="false"/>
      <style:text-properties loext:padding="0.049cm" loext:border="0.06pt solid #d9d9e3"/>
    </style:style>
    <style:style style:name="P17" style:family="paragraph" style:parent-style-name="Standard">
      <style:paragraph-properties fo:text-align="start" style:justify-single-word="false"/>
      <style:text-properties officeooo:paragraph-rsid="0020e931" loext:padding="0.049cm" loext:border="0.06pt solid #d9d9e3"/>
    </style:style>
    <style:style style:name="P18" style:family="paragraph" style:parent-style-name="Table_20_Contents">
      <style:paragraph-properties fo:margin-left="0cm" fo:margin-right="0cm" fo:text-indent="0cm" style:auto-text-indent="false"/>
    </style:style>
    <style:style style:name="P19" style:family="paragraph" style:parent-style-name="Table_20_Heading">
      <style:paragraph-properties fo:margin-left="0cm" fo:margin-right="0cm" fo:text-indent="0cm" style:auto-text-indent="false"/>
    </style:style>
    <style:style style:name="P20" style:family="paragraph" style:parent-style-name="Text_20_body">
      <style:paragraph-properties fo:margin-left="0cm" fo:margin-right="0cm" fo:text-indent="0cm" style:auto-text-indent="false"/>
      <style:text-properties loext:padding="0.049cm" loext:border="0.06pt solid #d9d9e3"/>
    </style:style>
    <style:style style:name="P21"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P22" style:family="paragraph" style:parent-style-name="Text_20_body">
      <style:paragraph-properties fo:margin-left="0cm" fo:margin-right="0cm" fo:margin-top="0cm" fo:margin-bottom="0cm" style:contextual-spacing="false" fo:text-indent="0cm" style:auto-text-indent="false"/>
      <style:text-properties loext:padding="0.049cm" loext:border="0.06pt solid #d9d9e3"/>
    </style:style>
    <style:style style:name="P23" style:family="paragraph" style:parent-style-name="Text_20_body" style:list-style-name="L8">
      <style:paragraph-properties fo:margin-left="0cm" fo:margin-right="0cm" fo:text-indent="0cm" style:auto-text-indent="false" fo:padding="0.049cm" fo:border="0.06pt solid #d9d9e3"/>
      <style:text-properties loext:padding="0.049cm" loext:border="0.06pt solid #d9d9e3"/>
    </style:style>
    <style:style style:name="P24" style:family="paragraph" style:parent-style-name="Text_20_body" style:list-style-name="L9">
      <style:paragraph-properties fo:margin-left="0cm" fo:margin-right="0cm" fo:text-indent="0cm" style:auto-text-indent="false" fo:padding="0.049cm" fo:border="0.06pt solid #d9d9e3"/>
      <style:text-properties loext:padding="0.049cm" loext:border="0.06pt solid #d9d9e3"/>
    </style:style>
    <style:style style:name="P25" style:family="paragraph" style:parent-style-name="Text_20_body" style:list-style-name="L10">
      <style:paragraph-properties fo:margin-left="0cm" fo:margin-right="0cm" fo:text-indent="0cm" style:auto-text-indent="false" fo:padding="0.049cm" fo:border="0.06pt solid #d9d9e3"/>
      <style:text-properties loext:padding="0.049cm" loext:border="0.06pt solid #d9d9e3"/>
    </style:style>
    <style:style style:name="P26" style:family="paragraph" style:parent-style-name="Text_20_body" style:list-style-name="L11">
      <style:paragraph-properties fo:margin-left="0cm" fo:margin-right="0cm" fo:text-indent="0cm" style:auto-text-indent="false" fo:padding="0.049cm" fo:border="0.06pt solid #d9d9e3"/>
      <style:text-properties loext:padding="0.049cm" loext:border="0.06pt solid #d9d9e3"/>
    </style:style>
    <style:style style:name="P27" style:family="paragraph" style:parent-style-name="Text_20_body" style:list-style-name="L12">
      <style:paragraph-properties fo:margin-left="0cm" fo:margin-right="0cm" fo:text-indent="0cm" style:auto-text-indent="false" fo:padding="0.049cm" fo:border="0.06pt solid #d9d9e3"/>
      <style:text-properties loext:padding="0.049cm" loext:border="0.06pt solid #d9d9e3"/>
    </style:style>
    <style:style style:name="P28" style:family="paragraph" style:parent-style-name="Text_20_body" style:list-style-name="L13">
      <style:paragraph-properties fo:margin-left="0cm" fo:margin-right="0cm" fo:text-indent="0cm" style:auto-text-indent="false" fo:padding="0.049cm" fo:border="0.06pt solid #d9d9e3"/>
      <style:text-properties loext:padding="0.049cm" loext:border="0.06pt solid #d9d9e3"/>
    </style:style>
    <style:style style:name="P29" style:family="paragraph" style:parent-style-name="Text_20_body" style:list-style-name="L14">
      <style:paragraph-properties fo:margin-left="0cm" fo:margin-right="0cm" fo:text-indent="0cm" style:auto-text-indent="false" fo:padding="0.049cm" fo:border="0.06pt solid #d9d9e3"/>
      <style:text-properties loext:padding="0.049cm" loext:border="0.06pt solid #d9d9e3"/>
    </style:style>
    <style:style style:name="P30" style:family="paragraph" style:parent-style-name="Text_20_body" style:list-style-name="L16">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31" style:family="paragraph" style:parent-style-name="Text_20_body" style:list-style-name="L17">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32" style:family="paragraph" style:parent-style-name="Text_20_body" style:list-style-name="L18">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33" style:family="paragraph" style:parent-style-name="Text_20_body" style:list-style-name="L19">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34" style:family="paragraph" style:parent-style-name="Text_20_body" style:list-style-name="L20">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35" style:family="paragraph" style:parent-style-name="Text_20_body" style:list-style-name="L37">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36" style:family="paragraph" style:parent-style-name="Text_20_body" style:list-style-name="L37">
      <style:paragraph-properties fo:margin-left="0cm" fo:margin-right="0cm" fo:text-indent="0cm" style:auto-text-indent="false" fo:padding="0.049cm" fo:border="0.06pt solid #d9d9e3"/>
      <style:text-properties loext:padding="0.049cm" loext:border="0.06pt solid #d9d9e3"/>
    </style:style>
    <style:style style:name="P37" style:family="paragraph" style:parent-style-name="Text_20_body" style:list-style-name="L39">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38" style:family="paragraph" style:parent-style-name="Text_20_body" style:list-style-name="L39">
      <style:paragraph-properties fo:margin-left="0cm" fo:margin-right="0cm" fo:text-indent="0cm" style:auto-text-indent="false" fo:padding="0.049cm" fo:border="0.06pt solid #d9d9e3"/>
      <style:text-properties loext:padding="0.049cm" loext:border="0.06pt solid #d9d9e3"/>
    </style:style>
    <style:style style:name="P39" style:family="paragraph" style:parent-style-name="Text_20_body" style:list-style-name="L1">
      <style:paragraph-properties fo:margin-left="0cm" fo:margin-right="0cm" fo:text-indent="0cm" style:auto-text-indent="false" fo:padding="0.049cm" fo:border="0.06pt solid #d9d9e3"/>
    </style:style>
    <style:style style:name="P40" style:family="paragraph" style:parent-style-name="Text_20_body" style:list-style-name="L2">
      <style:paragraph-properties fo:margin-left="0cm" fo:margin-right="0cm" fo:text-indent="0cm" style:auto-text-indent="false" fo:padding="0.049cm" fo:border="0.06pt solid #d9d9e3"/>
    </style:style>
    <style:style style:name="P41" style:family="paragraph" style:parent-style-name="Text_20_body" style:list-style-name="L3">
      <style:paragraph-properties fo:margin-left="0cm" fo:margin-right="0cm" fo:text-indent="0cm" style:auto-text-indent="false" fo:padding="0.049cm" fo:border="0.06pt solid #d9d9e3"/>
    </style:style>
    <style:style style:name="P42" style:family="paragraph" style:parent-style-name="Text_20_body" style:list-style-name="L4">
      <style:paragraph-properties fo:margin-left="0cm" fo:margin-right="0cm" fo:text-indent="0cm" style:auto-text-indent="false" fo:padding="0.049cm" fo:border="0.06pt solid #d9d9e3"/>
    </style:style>
    <style:style style:name="P43" style:family="paragraph" style:parent-style-name="Text_20_body" style:list-style-name="L5">
      <style:paragraph-properties fo:margin-left="0cm" fo:margin-right="0cm" fo:text-indent="0cm" style:auto-text-indent="false" fo:padding="0.049cm" fo:border="0.06pt solid #d9d9e3"/>
    </style:style>
    <style:style style:name="P44" style:family="paragraph" style:parent-style-name="Text_20_body" style:list-style-name="L6">
      <style:paragraph-properties fo:margin-left="0cm" fo:margin-right="0cm" fo:margin-top="0cm" fo:margin-bottom="0cm" style:contextual-spacing="false" fo:text-indent="0cm" style:auto-text-indent="false" fo:padding="0.049cm" fo:border="0.06pt solid #d9d9e3"/>
    </style:style>
    <style:style style:name="P45" style:family="paragraph" style:parent-style-name="Text_20_body" style:list-style-name="L6">
      <style:paragraph-properties fo:margin-left="0cm" fo:margin-right="0cm" fo:text-indent="0cm" style:auto-text-indent="false" fo:padding="0.049cm" fo:border="0.06pt solid #d9d9e3"/>
    </style:style>
    <style:style style:name="P46" style:family="paragraph" style:parent-style-name="Text_20_body" style:list-style-name="L7">
      <style:paragraph-properties fo:margin-left="0cm" fo:margin-right="0cm" fo:margin-top="0cm" fo:margin-bottom="0cm" style:contextual-spacing="false" fo:text-indent="0cm" style:auto-text-indent="false" fo:padding="0.049cm" fo:border="0.06pt solid #d9d9e3"/>
    </style:style>
    <style:style style:name="P47" style:family="paragraph" style:parent-style-name="Text_20_body" style:list-style-name="L7">
      <style:paragraph-properties fo:margin-left="0cm" fo:margin-right="0cm" fo:text-indent="0cm" style:auto-text-indent="false" fo:padding="0.049cm" fo:border="0.06pt solid #d9d9e3"/>
    </style:style>
    <style:style style:name="P48" style:family="paragraph" style:parent-style-name="Text_20_body" style:list-style-name="L15">
      <style:paragraph-properties fo:margin-left="0cm" fo:margin-right="0cm" fo:text-indent="0cm" style:auto-text-indent="false" fo:padding="0.049cm" fo:border="0.06pt solid #d9d9e3"/>
    </style:style>
    <style:style style:name="P49" style:family="paragraph" style:parent-style-name="Text_20_body" style:list-style-name="L16">
      <style:paragraph-properties fo:margin-left="0cm" fo:margin-right="0cm" fo:text-indent="0cm" style:auto-text-indent="false" fo:padding="0.049cm" fo:border="0.06pt solid #d9d9e3"/>
    </style:style>
    <style:style style:name="P50" style:family="paragraph" style:parent-style-name="Text_20_body" style:list-style-name="L17">
      <style:paragraph-properties fo:margin-left="0cm" fo:margin-right="0cm" fo:text-indent="0cm" style:auto-text-indent="false" fo:padding="0.049cm" fo:border="0.06pt solid #d9d9e3"/>
    </style:style>
    <style:style style:name="P51" style:family="paragraph" style:parent-style-name="Text_20_body" style:list-style-name="L18">
      <style:paragraph-properties fo:margin-left="0cm" fo:margin-right="0cm" fo:text-indent="0cm" style:auto-text-indent="false" fo:padding="0.049cm" fo:border="0.06pt solid #d9d9e3"/>
    </style:style>
    <style:style style:name="P52" style:family="paragraph" style:parent-style-name="Text_20_body" style:list-style-name="L19">
      <style:paragraph-properties fo:margin-left="0cm" fo:margin-right="0cm" fo:text-indent="0cm" style:auto-text-indent="false" fo:padding="0.049cm" fo:border="0.06pt solid #d9d9e3"/>
    </style:style>
    <style:style style:name="P53" style:family="paragraph" style:parent-style-name="Text_20_body" style:list-style-name="L20">
      <style:paragraph-properties fo:margin-left="0cm" fo:margin-right="0cm" fo:text-indent="0cm" style:auto-text-indent="false" fo:padding="0.049cm" fo:border="0.06pt solid #d9d9e3"/>
    </style:style>
    <style:style style:name="P54" style:family="paragraph" style:parent-style-name="Text_20_body" style:list-style-name="L21">
      <style:paragraph-properties fo:margin-left="0cm" fo:margin-right="0cm" fo:text-indent="0cm" style:auto-text-indent="false" fo:padding="0.049cm" fo:border="0.06pt solid #d9d9e3"/>
    </style:style>
    <style:style style:name="P55" style:family="paragraph" style:parent-style-name="Text_20_body" style:list-style-name="L22">
      <style:paragraph-properties fo:margin-left="0cm" fo:margin-right="0cm" fo:text-indent="0cm" style:auto-text-indent="false" fo:padding="0.049cm" fo:border="0.06pt solid #d9d9e3"/>
    </style:style>
    <style:style style:name="P56" style:family="paragraph" style:parent-style-name="Text_20_body" style:list-style-name="L23">
      <style:paragraph-properties fo:margin-left="0cm" fo:margin-right="0cm" fo:text-indent="0cm" style:auto-text-indent="false" fo:padding="0.049cm" fo:border="0.06pt solid #d9d9e3"/>
    </style:style>
    <style:style style:name="P57" style:family="paragraph" style:parent-style-name="Text_20_body" style:list-style-name="L24">
      <style:paragraph-properties fo:margin-left="0cm" fo:margin-right="0cm" fo:text-indent="0cm" style:auto-text-indent="false" fo:padding="0.049cm" fo:border="0.06pt solid #d9d9e3"/>
    </style:style>
    <style:style style:name="P58" style:family="paragraph" style:parent-style-name="Text_20_body" style:list-style-name="L25">
      <style:paragraph-properties fo:margin-left="0cm" fo:margin-right="0cm" fo:text-indent="0cm" style:auto-text-indent="false" fo:padding="0.049cm" fo:border="0.06pt solid #d9d9e3"/>
    </style:style>
    <style:style style:name="P59" style:family="paragraph" style:parent-style-name="Text_20_body" style:list-style-name="L26">
      <style:paragraph-properties fo:margin-left="0cm" fo:margin-right="0cm" fo:text-indent="0cm" style:auto-text-indent="false" fo:padding="0.049cm" fo:border="0.06pt solid #d9d9e3"/>
    </style:style>
    <style:style style:name="P60" style:family="paragraph" style:parent-style-name="Text_20_body" style:list-style-name="L27">
      <style:paragraph-properties fo:margin-left="0cm" fo:margin-right="0cm" fo:text-indent="0cm" style:auto-text-indent="false" fo:padding="0.049cm" fo:border="0.06pt solid #d9d9e3"/>
    </style:style>
    <style:style style:name="P61" style:family="paragraph" style:parent-style-name="Text_20_body" style:list-style-name="L28">
      <style:paragraph-properties fo:margin-left="0cm" fo:margin-right="0cm" fo:text-indent="0cm" style:auto-text-indent="false" fo:padding="0.049cm" fo:border="0.06pt solid #d9d9e3"/>
    </style:style>
    <style:style style:name="P62" style:family="paragraph" style:parent-style-name="Text_20_body" style:list-style-name="L29">
      <style:paragraph-properties fo:margin-left="0cm" fo:margin-right="0cm" fo:text-indent="0cm" style:auto-text-indent="false" fo:padding="0.049cm" fo:border="0.06pt solid #d9d9e3"/>
    </style:style>
    <style:style style:name="P63" style:family="paragraph" style:parent-style-name="Text_20_body" style:list-style-name="L30">
      <style:paragraph-properties fo:margin-left="0cm" fo:margin-right="0cm" fo:text-indent="0cm" style:auto-text-indent="false" fo:padding="0.049cm" fo:border="0.06pt solid #d9d9e3"/>
    </style:style>
    <style:style style:name="P64" style:family="paragraph" style:parent-style-name="Text_20_body" style:list-style-name="L31">
      <style:paragraph-properties fo:margin-left="0cm" fo:margin-right="0cm" fo:text-indent="0cm" style:auto-text-indent="false" fo:padding="0.049cm" fo:border="0.06pt solid #d9d9e3"/>
    </style:style>
    <style:style style:name="P65" style:family="paragraph" style:parent-style-name="Text_20_body" style:list-style-name="L32">
      <style:paragraph-properties fo:margin-left="0cm" fo:margin-right="0cm" fo:text-indent="0cm" style:auto-text-indent="false" fo:padding="0.049cm" fo:border="0.06pt solid #d9d9e3"/>
    </style:style>
    <style:style style:name="P66" style:family="paragraph" style:parent-style-name="Text_20_body" style:list-style-name="L33">
      <style:paragraph-properties fo:margin-left="0cm" fo:margin-right="0cm" fo:margin-top="0cm" fo:margin-bottom="0cm" style:contextual-spacing="false" fo:text-indent="0cm" style:auto-text-indent="false" fo:padding="0.049cm" fo:border="0.06pt solid #d9d9e3"/>
    </style:style>
    <style:style style:name="P67" style:family="paragraph" style:parent-style-name="Text_20_body" style:list-style-name="L33">
      <style:paragraph-properties fo:margin-left="0cm" fo:margin-right="0cm" fo:text-indent="0cm" style:auto-text-indent="false" fo:padding="0.049cm" fo:border="0.06pt solid #d9d9e3"/>
    </style:style>
    <style:style style:name="P68" style:family="paragraph" style:parent-style-name="Text_20_body" style:list-style-name="L34">
      <style:paragraph-properties fo:margin-left="0cm" fo:margin-right="0cm" fo:margin-top="0cm" fo:margin-bottom="0cm" style:contextual-spacing="false" fo:text-indent="0cm" style:auto-text-indent="false" fo:padding="0.049cm" fo:border="0.06pt solid #d9d9e3"/>
    </style:style>
    <style:style style:name="P69" style:family="paragraph" style:parent-style-name="Text_20_body" style:list-style-name="L34">
      <style:paragraph-properties fo:margin-left="0cm" fo:margin-right="0cm" fo:text-indent="0cm" style:auto-text-indent="false" fo:padding="0.049cm" fo:border="0.06pt solid #d9d9e3"/>
    </style:style>
    <style:style style:name="P70" style:family="paragraph" style:parent-style-name="Text_20_body" style:list-style-name="L35">
      <style:paragraph-properties fo:margin-left="0cm" fo:margin-right="0cm" fo:margin-top="0cm" fo:margin-bottom="0cm" style:contextual-spacing="false" fo:text-indent="0cm" style:auto-text-indent="false" fo:padding="0.049cm" fo:border="0.06pt solid #d9d9e3"/>
    </style:style>
    <style:style style:name="P71" style:family="paragraph" style:parent-style-name="Text_20_body" style:list-style-name="L35">
      <style:paragraph-properties fo:margin-left="0cm" fo:margin-right="0cm" fo:text-indent="0cm" style:auto-text-indent="false" fo:padding="0.049cm" fo:border="0.06pt solid #d9d9e3"/>
    </style:style>
    <style:style style:name="P72" style:family="paragraph" style:parent-style-name="Text_20_body" style:list-style-name="L36">
      <style:paragraph-properties fo:margin-left="0cm" fo:margin-right="0cm" fo:text-indent="0cm" style:auto-text-indent="false" fo:padding="0.049cm" fo:border="0.06pt solid #d9d9e3"/>
    </style:style>
    <style:style style:name="P73" style:family="paragraph" style:parent-style-name="Text_20_body" style:list-style-name="L37">
      <style:paragraph-properties fo:margin-left="0cm" fo:margin-right="0cm" fo:text-indent="0cm" style:auto-text-indent="false" fo:padding="0.049cm" fo:border="0.06pt solid #d9d9e3"/>
    </style:style>
    <style:style style:name="P74" style:family="paragraph" style:parent-style-name="Text_20_body" style:list-style-name="L38">
      <style:paragraph-properties fo:margin-left="0cm" fo:margin-right="0cm" fo:text-indent="0cm" style:auto-text-indent="false" fo:padding="0.049cm" fo:border="0.06pt solid #d9d9e3"/>
    </style:style>
    <style:style style:name="P75" style:family="paragraph" style:parent-style-name="Text_20_body" style:list-style-name="L39">
      <style:paragraph-properties fo:margin-left="0cm" fo:margin-right="0cm" fo:text-indent="0cm" style:auto-text-indent="false" fo:padding="0.049cm" fo:border="0.06pt solid #d9d9e3"/>
    </style:style>
    <style:style style:name="P76" style:family="paragraph" style:parent-style-name="Text_20_body" style:list-style-name="L40">
      <style:paragraph-properties fo:margin-left="0cm" fo:margin-right="0cm" fo:text-indent="0cm" style:auto-text-indent="false" fo:padding="0.049cm" fo:border="0.06pt solid #d9d9e3"/>
    </style:style>
    <style:style style:name="T1" style:family="text"/>
    <style:style style:name="T2" style:family="text">
      <style:text-properties fo:color="#000000" loext:opacity="100%" style:font-name="Arial" fo:font-size="12pt" style:font-name-asian="Arial1" style:font-size-asian="12pt" style:font-name-complex="Arial1"/>
    </style:style>
    <style:style style:name="T3" style:family="text">
      <style:text-properties fo:color="#000000" loext:opacity="100%" style:font-name="Arial" fo:font-size="12pt" fo:font-weight="bold" style:font-name-asian="Arial1" style:font-size-asian="12pt" style:font-weight-asian="bold" style:font-name-complex="Arial1"/>
    </style:style>
    <style:style style:name="T4" style:family="text">
      <style:text-properties fo:color="#ffffff" loext:opacity="100%" style:font-name="Arial" fo:font-size="12pt" style:font-name-asian="Arial1" style:font-size-asian="12pt" style:font-name-complex="Arial1"/>
    </style:style>
    <style:style style:name="T5" style:family="text">
      <style:text-properties fo:color="#374151" loext:opacity="100%" style:font-name="Arial" fo:font-size="12pt" style:font-name-asian="Arial1" style:font-size-asian="12pt" style:font-name-complex="Arial1"/>
    </style:style>
    <style:style style:name="T6" style:family="text">
      <style:text-properties fo:color="#111827" loext:opacity="100%" style:font-name="Arial" fo:font-size="12pt" fo:font-weight="bold" style:font-name-asian="Arial1" style:font-size-asian="12pt" style:font-weight-asian="bold" style:font-name-complex="Arial1"/>
    </style:style>
    <style:style style:name="T7" style:family="text">
      <style:text-properties loext:padding="0.049cm" loext:border="0.06pt solid #d9d9e3"/>
    </style:style>
    <style:style style:name="T8" style:family="text">
      <style:text-properties officeooo:rsid="001e0324"/>
    </style:style>
    <style:style style:name="T9" style:family="text">
      <style:text-properties officeooo:rsid="001fc8e9"/>
    </style:style>
    <style:style style:name="T10" style:family="text">
      <style:text-properties style:font-name="Arial" fo:font-size="12pt" style:font-name-asian="Arial1" style:font-size-asian="12pt" style:font-name-complex="Arial1"/>
    </style:style>
    <style:style style:name="fr1" style:family="graphic" style:parent-style-name="Graphics">
      <style:graphic-properties fo:margin-left="0cm" fo:margin-right="0cm" fo:margin-top="0cm" fo:margin-bottom="0cm" style:vertical-pos="top" style:vertical-rel="baseline" fo:padding="0.049cm" fo:border="0.06pt solid #d9d9e3"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loext:marker-style-name="T1">CP sanBlas – Módulo 01 – <text:span text:style-name="T9">10</text:span>/<text:span text:style-name="T8">01</text:span>/202<text:span text:style-name="T8">4</text:span></text:p>
      <text:p text:style-name="P10"/>
      <text:p text:style-name="P10"/>
      <text:p text:style-name="P10">Puertas lógicas</text:p>
      <text:p text:style-name="P10"/>
      <text:p text:style-name="P10"><text:a xlink:type="simple" xlink:href="https://view.genial.ly/61458dce2b51350dfee6f84b" text:style-name="Internet_20_link" text:visited-style-name="Visited_20_Internet_20_Link"><text:span text:style-name="Internet_20_link"><text:span text:style-name="T10">https://view.genial.ly/61458dce2b51350dfee6f84b</text:span></text:span></text:a><text:span text:style-name="T2"> </text:span></text:p>
      <text:p text:style-name="P10"><text:span text:style-name="T2"/></text:p>
      <text:p text:style-name="P17">ChatGPT 3.5</text:p>
      <text:p text:style-name="P15"><text:span text:style-name="T2"><draw:frame draw:style-name="fr1" draw:name="Imagen1" text:anchor-type="as-char" svg:width="0.635cm" svg:height="0.635cm" draw:z-index="0"><draw:image xlink:href="Pictures/100000000000007800000078EDC3B169886C47E9.png" xlink:type="simple" xlink:show="embed" xlink:actuate="onLoad" draw:mime-type="image/png"/><svg:title>User</svg:title></draw:frame></text:span></text:p>
      <text:p text:style-name="P15">Tú</text:p>
      <text:p text:style-name="P15">Qué son las puertas lógicas?</text:p>
      <text:p text:style-name="P16">ChatGPT</text:p>
      <text:p text:style-name="P21">Las puertas lógicas son dispositivos electrónicos que realizan operaciones lógicas básicas en circuitos digitales. Estas operaciones lógicas incluyen funciones como la conjunción (AND), la disyunción (OR) y la negación (NOT). Las puertas lógicas son los componentes fundamentales en el diseño de circuitos digitales y forman la base para la construcción de sistemas más complejos, como procesadores y memorias.</text:p>
      <text:p text:style-name="P21">Aquí hay algunas de las puertas lógicas más comunes:</text:p>
      <text:list text:style-name="L3">
        <text:list-item>
          <text:p text:style-name="P41"><text:span text:style-name="Strong_20_Emphasis"><text:span text:style-name="T7">Puerta AND (Y):</text:span></text:span><text:span text:style-name="T7"> Realiza la operación lógica "AND". La salida es alta (1) solo si todas las entradas son altas.</text:span></text:p>
        </text:list-item>
        <text:list-item>
          <text:p text:style-name="P41"><text:span text:style-name="Strong_20_Emphasis"><text:span text:style-name="T7">Puerta OR (O):</text:span></text:span><text:span text:style-name="T7"> Realiza la operación lógica "OR". La salida es alta (1) si al menos una de las entradas es alta.</text:span></text:p>
        </text:list-item>
        <text:list-item>
          <text:p text:style-name="P41"><text:span text:style-name="Strong_20_Emphasis"><text:span text:style-name="T7">Puerta NOT (NO):</text:span></text:span><text:span text:style-name="T7"> Realiza la operación lógica "NOT". Invierte el valor de la entrada; es decir, si la entrada es baja (0), la salida es alta (1), y viceversa.</text:span></text:p>
        </text:list-item>
        <text:list-item>
          <text:p text:style-name="P41"><text:span text:style-name="Strong_20_Emphasis"><text:span text:style-name="T7">Puerta XOR (O exclusivo):</text:span></text:span><text:span text:style-name="T7"> Realiza la operación lógica "XOR". La salida es alta (1) si las entradas son diferentes.</text:span></text:p>
        </text:list-item>
      </text:list>
      <text:p text:style-name="P21">Estas puertas lógicas son esenciales para la construcción de circuitos digitales que forman la base de la computación y la electrónica digital. Se combinan de diversas maneras para realizar funciones más complejas y realizar cálculos binarios.</text:p>
      <text:p text:style-name="P22"><draw:frame draw:style-name="fr1" draw:name="Imagen2" text:anchor-type="as-char" svg:width="0.635cm" svg:height="0.635cm" draw:z-index="1"><draw:image xlink:href="Pictures/100000000000007800000078EDC3B169886C47E9.png" xlink:type="simple" xlink:show="embed" xlink:actuate="onLoad" draw:mime-type="image/png"/><svg:title>User</svg:title></draw:frame></text:p>
      <text:p text:style-name="P22">Tú</text:p>
      <text:p text:style-name="P22">Qué son las memorias NAND?</text:p>
      <text:p text:style-name="P20">ChatGPT</text:p>
      <text:p text:style-name="P21">Las memorias NAND son un tipo de memoria flash no volátil que se utiliza comúnmente en dispositivos de almacenamiento como unidades USB, tarjetas de memoria, SSDs (Solid State Drives) y <text:soft-page-break/>otros dispositivos de almacenamiento de datos. El término "NAND" se refiere a la lógica NAND utilizada en la estructura de celdas de memoria.</text:p>
      <text:p text:style-name="P21">Aquí hay algunas características clave de las memorias NAND:</text:p>
      <text:list text:style-name="L4">
        <text:list-item>
          <text:p text:style-name="P42"><text:span text:style-name="Strong_20_Emphasis"><text:span text:style-name="T7">Tipo de memoria flash:</text:span></text:span><text:span text:style-name="T7"> La memoria NAND pertenece a la categoría de memorias flash, que es un tipo de memoria no volátil que retiene la información incluso cuando la energía se corta. Esta característica es fundamental para su uso en dispositivos de almacenamiento.</text:span></text:p>
        </text:list-item>
        <text:list-item>
          <text:p text:style-name="P42"><text:span text:style-name="Strong_20_Emphasis"><text:span text:style-name="T7">Celdas de memoria NAND:</text:span></text:span><text:span text:style-name="T7"> Las celdas de memoria NAND utilizan una lógica NAND para almacenar datos. En lugar de utilizar una lógica NOR como algunas otras tecnologías de memoria, la NAND se caracteriza por su disposición en matrices bidimensionales, que facilita la lectura y escritura de datos en bloques.</text:span></text:p>
        </text:list-item>
        <text:list-item>
          <text:p text:style-name="P42"><text:span text:style-name="Strong_20_Emphasis"><text:span text:style-name="T7">Estructura de bloques y páginas:</text:span></text:span><text:span text:style-name="T7"> La memoria NAND organiza los datos en bloques y páginas. Los datos se leen y escriben en páginas, y la unidad mínima de borrado es un bloque. Esta estructura puede afectar el rendimiento y la eficiencia de la memoria, especialmente en términos de escrituras y borrados.</text:span></text:p>
        </text:list-item>
        <text:list-item>
          <text:p text:style-name="P42"><text:span text:style-name="Strong_20_Emphasis"><text:span text:style-name="T7">Rendimiento:</text:span></text:span><text:span text:style-name="T7"> Las memorias NAND ofrecen un rendimiento rápido en términos de lectura, pero las operaciones de escritura y borrado pueden ser más lentas en comparación con otros tipos de memoria flash, como la NOR.</text:span></text:p>
        </text:list-item>
        <text:list-item>
          <text:p text:style-name="P42"><text:span text:style-name="Strong_20_Emphasis"><text:span text:style-name="T7">Capacidad y costo:</text:span></text:span><text:span text:style-name="T7"> Las memorias NAND son conocidas por su capacidad de almacenamiento relativamente alta y su costo más bajo en comparación con otras tecnologías de memoria no volátil.</text:span></text:p>
        </text:list-item>
      </text:list>
      <text:p text:style-name="P21">Es importante destacar que las memorias NAND han experimentado diversas mejoras y avances a lo largo del tiempo, como la introducción de diferentes niveles de celdas (TLC, MLC, SLC) y técnicas de gestión de errores para mejorar la confiabilidad y la durabilidad. Estas mejoras han contribuido a la popularidad de las memorias NAND en una variedad de aplicaciones de almacenamiento.</text:p>
      <text:p text:style-name="P22"><draw:frame draw:style-name="fr1" draw:name="Imagen3" text:anchor-type="as-char" svg:width="0.635cm" svg:height="0.635cm" draw:z-index="2"><draw:image xlink:href="Pictures/100000000000007800000078EDC3B169886C47E9.png" xlink:type="simple" xlink:show="embed" xlink:actuate="onLoad" draw:mime-type="image/png"/><svg:title>User</svg:title></draw:frame></text:p>
      <text:p text:style-name="P22">Tú</text:p>
      <text:p text:style-name="P22">En qué dispositivos se usan las memorias NAND?</text:p>
      <text:p text:style-name="P20">ChatGPT</text:p>
      <text:p text:style-name="P21">Las memorias NAND se utilizan en una amplia variedad de dispositivos electrónicos debido a su capacidad de almacenamiento, su naturaleza no volátil y su relativo bajo costo. Aquí hay algunos ejemplos de dispositivos en los que se encuentran comúnmente las memorias NAND:</text:p>
      <text:list text:style-name="L5">
        <text:list-item>
          <text:p text:style-name="P43"><text:soft-page-break/><text:span text:style-name="Strong_20_Emphasis"><text:span text:style-name="T7">Unidades de Estado Sólido (SSD):</text:span></text:span><text:span text:style-name="T7"> Las memorias NAND son la base principal de las SSD, que se utilizan para almacenamiento de datos en computadoras y servidores. Las SSD ofrecen velocidades de lectura y escritura más rápidas en comparación con los discos duros tradicionales.</text:span></text:p>
        </text:list-item>
        <text:list-item>
          <text:p text:style-name="P43"><text:span text:style-name="Strong_20_Emphasis"><text:span text:style-name="T7">Tarjetas de memoria:</text:span></text:span><text:span text:style-name="T7"> Las memorias NAND se encuentran en tarjetas SD (Secure Digital), tarjetas microSD y otras tarjetas de memoria utilizadas en cámaras, teléfonos móviles, cámaras de seguridad, y otros dispositivos que requieren almacenamiento externo.</text:span></text:p>
        </text:list-item>
        <text:list-item>
          <text:p text:style-name="P43"><text:span text:style-name="Strong_20_Emphasis"><text:span text:style-name="T7">Dispositivos USB:</text:span></text:span><text:span text:style-name="T7"> Muchas unidades flash USB utilizan memorias NAND para almacenar datos de manera portátil y permitir transferencias rápidas de información entre dispositivos.</text:span></text:p>
        </text:list-item>
        <text:list-item>
          <text:p text:style-name="P43"><text:span text:style-name="Strong_20_Emphasis"><text:span text:style-name="T7">Teléfonos inteligentes y tabletas:</text:span></text:span><text:span text:style-name="T7"> Las memorias NAND se utilizan para el almacenamiento interno en teléfonos móviles y tabletas, proporcionando espacio para aplicaciones, fotos, videos y otros datos.</text:span></text:p>
        </text:list-item>
        <text:list-item>
          <text:p text:style-name="P43"><text:span text:style-name="Strong_20_Emphasis"><text:span text:style-name="T7">Reproductores de música y video:</text:span></text:span><text:span text:style-name="T7"> Algunos reproductores de medios portátiles utilizan memorias NAND para almacenar canciones, videos y otros archivos multimedia.</text:span></text:p>
        </text:list-item>
        <text:list-item>
          <text:p text:style-name="P43"><text:span text:style-name="Strong_20_Emphasis"><text:span text:style-name="T7">Cámaras digitales:</text:span></text:span><text:span text:style-name="T7"> Las memorias NAND se encuentran en las tarjetas de memoria utilizadas en cámaras digitales para almacenar fotos y videos.</text:span></text:p>
        </text:list-item>
        <text:list-item>
          <text:p text:style-name="P43"><text:span text:style-name="Strong_20_Emphasis"><text:span text:style-name="T7">Consolas de videojuegos:</text:span></text:span><text:span text:style-name="T7"> En algunas consolas de videojuegos, como ciertos modelos de PlayStation y Xbox, las memorias NAND se utilizan para almacenar el sistema operativo, juegos y otros datos.</text:span></text:p>
        </text:list-item>
        <text:list-item>
          <text:p text:style-name="P43"><text:span text:style-name="Strong_20_Emphasis"><text:span text:style-name="T7">Electrodomésticos inteligentes:</text:span></text:span><text:span text:style-name="T7"> En algunos electrodomésticos inteligentes, como televisores y electrodomésticos conectados a Internet, las memorias NAND pueden utilizarse para almacenar firmware, configuraciones y datos del usuario.</text:span></text:p>
        </text:list-item>
      </text:list>
      <text:p text:style-name="P21">La versatilidad y eficiencia de las memorias NAND las han convertido en una opción popular para una amplia gama de aplicaciones de almacenamiento en la mayoría de los dispositivos electrónicos modernos.</text:p>
      <text:p text:style-name="P22"><draw:frame draw:style-name="fr1" draw:name="Imagen4" text:anchor-type="as-char" svg:width="0.635cm" svg:height="0.635cm" draw:z-index="3"><draw:image xlink:href="Pictures/100000000000007800000078EDC3B169886C47E9.png" xlink:type="simple" xlink:show="embed" xlink:actuate="onLoad" draw:mime-type="image/png"/><svg:title>User</svg:title></draw:frame></text:p>
      <text:p text:style-name="P22">Tú</text:p>
      <text:p text:style-name="P22">Diferencias con la memoria NOR y NAND. Escenarios de uso. </text:p>
      <text:p text:style-name="P20">ChatGPT</text:p>
      <text:p text:style-name="P21">Las memorias NOR y NAND son dos tipos distintos de tecnologías de memoria flash utilizadas en dispositivos electrónicos. Aquí hay algunas diferencias clave entre ellas, así como escenarios de uso típicos:</text:p>
      <text:h text:style-name="P2" text:outline-level="3"><text:soft-page-break/>Diferencias clave:</text:h>
      <text:list text:style-name="L6">
        <text:list-item>
          <text:p text:style-name="P45"><text:span text:style-name="Strong_20_Emphasis"><text:span text:style-name="T7">Estructura de celdas:</text:span></text:span></text:p>
          <text:list>
            <text:list-item>
              <text:p text:style-name="P44"><text:span text:style-name="Strong_20_Emphasis"><text:span text:style-name="T7">NOR:</text:span></text:span><text:span text:style-name="T7"> Utiliza una estructura de celdas NOR. Cada celda NOR es capaz de realizar operaciones de lectura, escritura y borrado de forma individual.</text:span></text:p>
            </text:list-item>
            <text:list-item>
              <text:p text:style-name="P44"><text:span text:style-name="Strong_20_Emphasis"><text:span text:style-name="T7">NAND:</text:span></text:span><text:span text:style-name="T7"> Utiliza una estructura de celdas NAND dispuestas en matrices bidimensionales. Las operaciones de lectura se realizan en páginas, y las operaciones de escritura y borrado se llevan a cabo en bloques.</text:span></text:p>
            </text:list-item>
          </text:list>
        </text:list-item>
        <text:list-item>
          <text:p text:style-name="P45"><text:span text:style-name="Strong_20_Emphasis"><text:span text:style-name="T7">Operaciones de escritura y borrado:</text:span></text:span></text:p>
          <text:list>
            <text:list-item>
              <text:p text:style-name="P44"><text:span text:style-name="Strong_20_Emphasis"><text:span text:style-name="T7">NOR:</text:span></text:span><text:span text:style-name="T7"> Permite operaciones de escritura y borrado a nivel de byte y palabra. Es más adecuada para aplicaciones que requieren acceso aleatorio y de baja latencia.</text:span></text:p>
            </text:list-item>
            <text:list-item>
              <text:p text:style-name="P44"><text:span text:style-name="Strong_20_Emphasis"><text:span text:style-name="T7">NAND:</text:span></text:span><text:span text:style-name="T7"> Las operaciones de escritura y borrado se realizan en bloques, lo que puede afectar la eficiencia en términos de acceso aleatorio y latencia. Sin embargo, es más eficiente en términos de costo por bit y es preferida para aplicaciones de almacenamiento de alta capacidad.</text:span></text:p>
            </text:list-item>
          </text:list>
        </text:list-item>
        <text:list-item>
          <text:p text:style-name="P45"><text:span text:style-name="Strong_20_Emphasis"><text:span text:style-name="T7">Velocidad:</text:span></text:span></text:p>
          <text:list>
            <text:list-item>
              <text:p text:style-name="P44"><text:span text:style-name="Strong_20_Emphasis"><text:span text:style-name="T7">NOR:</text:span></text:span><text:span text:style-name="T7"> Ofrece velocidades de lectura más rápidas en comparación con NAND. Es más adecuada para aplicaciones que priorizan el acceso rápido a datos.</text:span></text:p>
            </text:list-item>
            <text:list-item>
              <text:p text:style-name="P44"><text:span text:style-name="Strong_20_Emphasis"><text:span text:style-name="T7">NAND:</text:span></text:span><text:span text:style-name="T7"> Tiene velocidades de escritura más rápidas en comparación con NOR. Se utiliza comúnmente en aplicaciones donde la velocidad de escritura y la densidad de almacenamiento son prioritarias.</text:span></text:p>
            </text:list-item>
          </text:list>
        </text:list-item>
        <text:list-item>
          <text:p text:style-name="P45"><text:span text:style-name="Strong_20_Emphasis"><text:span text:style-name="T7">Densidad y costo:</text:span></text:span></text:p>
          <text:list>
            <text:list-item>
              <text:p text:style-name="P44"><text:span text:style-name="Strong_20_Emphasis"><text:span text:style-name="T7">NOR:</text:span></text:span><text:span text:style-name="T7"> Tiende a ser más costosa por bit y se utiliza en aplicaciones que requieren una capacidad de almacenamiento más baja, pero un acceso rápido y aleatorio.</text:span></text:p>
            </text:list-item>
            <text:list-item>
              <text:p text:style-name="P45"><text:span text:style-name="Strong_20_Emphasis"><text:span text:style-name="T7">NAND:</text:span></text:span><text:span text:style-name="T7"> Es más eficiente en términos de costo por bit y se utiliza en aplicaciones que requieren una mayor capacidad de almacenamiento, como en SSDs, tarjetas de memoria y dispositivos de almacenamiento masivo.</text:span></text:p>
            </text:list-item>
          </text:list>
        </text:list-item>
      </text:list>
      <text:h text:style-name="P2" text:outline-level="3">Escenarios de uso típicos:</text:h>
      <text:list text:style-name="L7">
        <text:list-item>
          <text:p text:style-name="P47"><text:span text:style-name="Strong_20_Emphasis"><text:span text:style-name="T7">NOR:</text:span></text:span></text:p>
          <text:list>
            <text:list-item>
              <text:p text:style-name="P46"><text:span text:style-name="Strong_20_Emphasis"><text:span text:style-name="T7">Aplicaciones de arranque:</text:span></text:span><text:span text:style-name="T7"> Se utiliza en dispositivos embebidos para almacenar el firmware de arranque debido a su capacidad de acceso aleatorio y baja latencia.</text:span></text:p>
            </text:list-item>
            <text:list-item>
              <text:p text:style-name="P46"><text:span text:style-name="Strong_20_Emphasis"><text:span text:style-name="T7">Dispositivos de control y sistemas embebidos:</text:span></text:span><text:span text:style-name="T7"> En aplicaciones donde se necesitan tiempos de acceso rápidos y operaciones de lectura aleatoria.</text:span></text:p>
            </text:list-item>
          </text:list>
        </text:list-item>
        <text:list-item>
          <text:p text:style-name="P47"><text:span text:style-name="Strong_20_Emphasis"><text:span text:style-name="T7">NAND:</text:span></text:span></text:p>
          <text:list>
            <text:list-item>
              <text:p text:style-name="P46"><text:soft-page-break/><text:span text:style-name="Strong_20_Emphasis"><text:span text:style-name="T7">Unidades de Estado Sólido (SSD):</text:span></text:span><text:span text:style-name="T7"> Se utiliza comúnmente para almacenamiento de alta capacidad y alto rendimiento en SSDs.</text:span></text:p>
            </text:list-item>
            <text:list-item>
              <text:p text:style-name="P46"><text:span text:style-name="Strong_20_Emphasis"><text:span text:style-name="T7">Tarjetas de memoria:</text:span></text:span><text:span text:style-name="T7"> Se encuentra en tarjetas SD y microSD utilizadas en cámaras, teléfonos y otros dispositivos.</text:span></text:p>
            </text:list-item>
            <text:list-item>
              <text:p text:style-name="P47"><text:span text:style-name="Strong_20_Emphasis"><text:span text:style-name="T7">Almacenamiento masivo en dispositivos electrónicos:</text:span></text:span><text:span text:style-name="T7"> En aplicaciones que requieren grandes cantidades de almacenamiento, como en teléfonos inteligentes, tabletas y reproductores de medios.</text:span></text:p>
            </text:list-item>
          </text:list>
        </text:list-item>
      </text:list>
      <text:p text:style-name="P21">En resumen, la elección entre memorias NAND y NOR depende de las necesidades específicas de la aplicación, como la velocidad de acceso, la capacidad de almacenamiento y los costos asociados. Cada tipo de memoria tiene sus propias ventajas y desventajas, y su selección se basa en el equilibrio de estos factores para cumplir con los requisitos del sistema.</text:p>
      <text:p text:style-name="P22"><draw:frame draw:style-name="fr1" draw:name="Imagen5" text:anchor-type="as-char" svg:width="0.635cm" svg:height="0.635cm" draw:z-index="4"><draw:image xlink:href="Pictures/100000000000007800000078EDC3B169886C47E9.png" xlink:type="simple" xlink:show="embed" xlink:actuate="onLoad" draw:mime-type="image/png"/><svg:title>User</svg:title></draw:frame></text:p>
      <text:p text:style-name="P22">Tú</text:p>
      <text:p text:style-name="P22">Cómo funciona un SSD?</text:p>
      <text:p text:style-name="P20">ChatGPT</text:p>
      <text:p text:style-name="P21">Un SSD (Unidad de Estado Sólido) es un tipo de dispositivo de almacenamiento de datos que utiliza memoria flash para almacenar información de manera no volátil. A diferencia de los discos duros tradicionales (HDD), que emplean discos magnéticos giratorios para almacenar datos, los SSD no tienen partes móviles y, en su lugar, dependen de chips de memoria flash para el almacenamiento. Aquí te explico cómo funciona un SSD:</text:p>
      <text:h text:style-name="P1" text:outline-level="3"><text:span text:style-name="T7">1. </text:span><text:span text:style-name="Strong_20_Emphasis"><text:span text:style-name="T7">Celdas de Memoria NAND:</text:span></text:span></text:h>
      <text:list text:style-name="L8">
        <text:list-item>
          <text:p text:style-name="P23">El componente principal de un SSD es la memoria flash NAND. Esta memoria está organizada en celdas de memoria que pueden almacenar información de manera persistente.</text:p>
        </text:list-item>
      </text:list>
      <text:h text:style-name="P1" text:outline-level="3"><text:span text:style-name="T7">2. </text:span><text:span text:style-name="Strong_20_Emphasis"><text:span text:style-name="T7">Bloques y Páginas:</text:span></text:span></text:h>
      <text:list text:style-name="L9">
        <text:list-item>
          <text:p text:style-name="P24">La memoria NAND se organiza en bloques y páginas. Los datos se escriben en páginas individuales, pero la unidad mínima de borrado es un bloque completo.</text:p>
        </text:list-item>
      </text:list>
      <text:h text:style-name="P1" text:outline-level="3"><text:span text:style-name="T7">3. </text:span><text:span text:style-name="Strong_20_Emphasis"><text:span text:style-name="T7">Lectura de Datos:</text:span></text:span></text:h>
      <text:list text:style-name="L10">
        <text:list-item>
          <text:p text:style-name="P25">Cuando se accede a los datos almacenados en el SSD, se realiza una operación de lectura. Las celdas de memoria se leen electrónicamente y se proporciona la información almacenada.</text:p>
        </text:list-item>
      </text:list>
      <text:h text:style-name="P1" text:outline-level="3"><text:soft-page-break/><text:span text:style-name="T7">4. </text:span><text:span text:style-name="Strong_20_Emphasis"><text:span text:style-name="T7">Escritura de Datos:</text:span></text:span></text:h>
      <text:list text:style-name="L11">
        <text:list-item>
          <text:p text:style-name="P26">La operación de escritura en un SSD es más compleja que la lectura. Si se necesita escribir nuevos datos, se realiza una operación de borrado en el bloque relevante antes de escribir los nuevos datos. Este proceso puede afectar la velocidad de escritura, pero los SSD modernos utilizan técnicas como la escritura en paralelo para mejorar el rendimiento.</text:p>
        </text:list-item>
      </text:list>
      <text:h text:style-name="P1" text:outline-level="3"><text:span text:style-name="T7">5. </text:span><text:span text:style-name="Strong_20_Emphasis"><text:span text:style-name="T7">Controlador SSD:</text:span></text:span></text:h>
      <text:list text:style-name="L12">
        <text:list-item>
          <text:p text:style-name="P27">El controlador es el cerebro del SSD y gestiona las operaciones de lectura y escritura, así como otras funciones importantes. Ayuda a garantizar que las operaciones de escritura se realicen de manera eficiente y evita la degradación del rendimiento con el tiempo.</text:p>
        </text:list-item>
      </text:list>
      <text:h text:style-name="P1" text:outline-level="3"><text:span text:style-name="T7">6. </text:span><text:span text:style-name="Strong_20_Emphasis"><text:span text:style-name="T7">Wear Leveling:</text:span></text:span></text:h>
      <text:list text:style-name="L13">
        <text:list-item>
          <text:p text:style-name="P28">Dado que los bloques de memoria NAND tienen un límite en la cantidad de veces que se pueden escribir y borrar antes de volverse inestables, los SSD utilizan técnicas de "wear leveling" para distribuir uniformemente las operaciones de escritura y prolongar la vida útil del dispositivo.</text:p>
        </text:list-item>
      </text:list>
      <text:h text:style-name="P1" text:outline-level="3"><text:span text:style-name="T7">7. </text:span><text:span text:style-name="Strong_20_Emphasis"><text:span text:style-name="T7">Algoritmos de Gestión de Datos:</text:span></text:span></text:h>
      <text:list text:style-name="L14">
        <text:list-item>
          <text:p text:style-name="P29">Los SSD emplean algoritmos avanzados de gestión de datos para mejorar la eficiencia y el rendimiento. Estos algoritmos incluyen la compresión de datos, la deduplicación y otros métodos para optimizar el uso de la memoria y mejorar la velocidad de lectura y escritura.</text:p>
        </text:list-item>
      </text:list>
      <text:h text:style-name="P2" text:outline-level="3">Ventajas de los SSD:</text:h>
      <text:list text:style-name="L15">
        <text:list-item>
          <text:p text:style-name="P48"><text:span text:style-name="Strong_20_Emphasis"><text:span text:style-name="T7">Velocidad:</text:span></text:span><text:span text:style-name="T7"> Los SSD ofrecen tiempos de acceso más rápidos y velocidades de lectura/escritura superiores en comparación con los HDD.</text:span></text:p>
        </text:list-item>
        <text:list-item>
          <text:p text:style-name="P48"><text:span text:style-name="Strong_20_Emphasis"><text:span text:style-name="T7">Durabilidad:</text:span></text:span><text:span text:style-name="T7"> Dado que no tienen partes móviles, los SSD son más resistentes a impactos y vibraciones.</text:span></text:p>
        </text:list-item>
        <text:list-item>
          <text:p text:style-name="P48"><text:span text:style-name="Strong_20_Emphasis"><text:span text:style-name="T7">Eficiencia Energética:</text:span></text:span><text:span text:style-name="T7"> Consumen menos energía que los HDD, lo que puede ser beneficioso para dispositivos portátiles y laptops.</text:span></text:p>
        </text:list-item>
        <text:list-item>
          <text:p text:style-name="P48"><text:span text:style-name="Strong_20_Emphasis"><text:span text:style-name="T7">Tamaño Compacto:</text:span></text:span><text:span text:style-name="T7"> Al no requerir componentes mecánicos grandes, los SSD son más compactos y ligeros que los HDD.</text:span></text:p>
        </text:list-item>
        <text:list-item>
          <text:p text:style-name="P48"><text:span text:style-name="Strong_20_Emphasis"><text:span text:style-name="T7">Ausencia de Ruido:</text:span></text:span><text:span text:style-name="T7"> No generan ruido, ya que no tienen partes móviles que produzcan sonido.</text:span></text:p>
        </text:list-item>
      </text:list>
      <text:p text:style-name="P21"><text:soft-page-break/>Los SSD han ganado popularidad debido a su rendimiento superior en comparación con los HDD y se utilizan en una variedad de dispositivos, desde computadoras portátiles y de escritorio hasta servidores y dispositivos móviles.</text:p>
      <text:p text:style-name="P22"><draw:frame draw:style-name="fr1" draw:name="Imagen6" text:anchor-type="as-char" svg:width="0.635cm" svg:height="0.635cm" draw:z-index="5"><draw:image xlink:href="Pictures/100000000000007800000078EDC3B169886C47E9.png" xlink:type="simple" xlink:show="embed" xlink:actuate="onLoad" draw:mime-type="image/png"/><svg:title>User</svg:title></draw:frame></text:p>
      <text:p text:style-name="P22">Tú</text:p>
      <text:p text:style-name="P22">Qué me puedes contar sobre los ssd multicapa (SSDs: SLC, MLC, TLC, QLC, and PLC)</text:p>
      <text:p text:style-name="P20">ChatGPT</text:p>
      <text:p text:style-name="P21">Los términos SLC, MLC, TLC, QLC y PLC se refieren a diferentes tipos de celdas de memoria NAND utilizadas en SSDs (Unidades de Estado Sólido). Estas designaciones se basan en el número de bits que cada celda de memoria puede almacenar y afectan factores clave como la densidad de almacenamiento, la velocidad y la durabilidad. Aquí hay una descripción de cada tipo:</text:p>
      <text:h text:style-name="P2" text:outline-level="3">1. SLC (Single-Level Cell):</text:h>
      <text:list text:style-name="L16">
        <text:list-item>
          <text:p text:style-name="P49"><text:span text:style-name="Strong_20_Emphasis"><text:span text:style-name="T7">Definición:</text:span></text:span><text:span text:style-name="T7"> Cada celda de memoria SLC almacena un solo bit de información (0 o 1).</text:span></text:p>
        </text:list-item>
        <text:list-item>
          <text:p text:style-name="P49"><text:span text:style-name="Strong_20_Emphasis"><text:span text:style-name="T7">Características clave:</text:span></text:span></text:p>
          <text:list>
            <text:list-item>
              <text:p text:style-name="P30">Mayor velocidad de escritura y lectura.</text:p>
            </text:list-item>
            <text:list-item>
              <text:p text:style-name="P30">Mayor durabilidad en términos de ciclos de escritura/borrado.</text:p>
            </text:list-item>
            <text:list-item>
              <text:p text:style-name="P30">Menor densidad de almacenamiento y mayor costo por capacidad.</text:p>
            </text:list-item>
          </text:list>
        </text:list-item>
        <text:list-item>
          <text:p text:style-name="P49"><text:span text:style-name="Strong_20_Emphasis"><text:span text:style-name="T7">Uso común:</text:span></text:span><text:span text:style-name="T7"> Aplicaciones donde se prioriza el rendimiento y la durabilidad, como en entornos industriales y empresariales.</text:span></text:p>
        </text:list-item>
      </text:list>
      <text:h text:style-name="P2" text:outline-level="3">2. MLC (Multi-Level Cell):</text:h>
      <text:list text:style-name="L17">
        <text:list-item>
          <text:p text:style-name="P50"><text:span text:style-name="Strong_20_Emphasis"><text:span text:style-name="T7">Definición:</text:span></text:span><text:span text:style-name="T7"> Cada celda de memoria MLC puede almacenar dos bits de información (00, 01, 10, o 11).</text:span></text:p>
        </text:list-item>
        <text:list-item>
          <text:p text:style-name="P50"><text:span text:style-name="Strong_20_Emphasis"><text:span text:style-name="T7">Características clave:</text:span></text:span></text:p>
          <text:list>
            <text:list-item>
              <text:p text:style-name="P31">Menor velocidad de escritura y lectura en comparación con SLC.</text:p>
            </text:list-item>
            <text:list-item>
              <text:p text:style-name="P31">Menor durabilidad que SLC, pero aún así adecuada para muchos casos de uso.</text:p>
            </text:list-item>
            <text:list-item>
              <text:p text:style-name="P31">Mayor densidad de almacenamiento en comparación con SLC.</text:p>
            </text:list-item>
          </text:list>
        </text:list-item>
        <text:list-item>
          <text:p text:style-name="P50"><text:span text:style-name="Strong_20_Emphasis"><text:span text:style-name="T7">Uso común:</text:span></text:span><text:span text:style-name="T7"> Aplicaciones de consumo y empresariales que buscan un equilibrio entre rendimiento, durabilidad y costo.</text:span></text:p>
        </text:list-item>
      </text:list>
      <text:h text:style-name="P2" text:outline-level="3">3. TLC (Triple-Level Cell):</text:h>
      <text:list text:style-name="L18">
        <text:list-item>
          <text:p text:style-name="P51"><text:span text:style-name="Strong_20_Emphasis"><text:span text:style-name="T7">Definición:</text:span></text:span><text:span text:style-name="T7"> Cada celda de memoria TLC puede almacenar tres bits de información (000, 001, 010, 011, 100, 101, 110, o 111).</text:span></text:p>
        </text:list-item>
        <text:list-item>
          <text:p text:style-name="P51"><text:soft-page-break/><text:span text:style-name="Strong_20_Emphasis"><text:span text:style-name="T7">Características clave:</text:span></text:span></text:p>
          <text:list>
            <text:list-item>
              <text:p text:style-name="P32">Velocidades de escritura y lectura más bajas en comparación con SLC y MLC.</text:p>
            </text:list-item>
            <text:list-item>
              <text:p text:style-name="P32">Menor durabilidad que SLC y MLC.</text:p>
            </text:list-item>
            <text:list-item>
              <text:p text:style-name="P32">Mayor densidad de almacenamiento y costo por capacidad más bajo.</text:p>
            </text:list-item>
          </text:list>
        </text:list-item>
        <text:list-item>
          <text:p text:style-name="P51"><text:span text:style-name="Strong_20_Emphasis"><text:span text:style-name="T7">Uso común:</text:span></text:span><text:span text:style-name="T7"> Se encuentra en la mayoría de los SSDs de consumo, donde la capacidad y el costo son factores importantes.</text:span></text:p>
        </text:list-item>
      </text:list>
      <text:h text:style-name="P2" text:outline-level="3">4. QLC (Quad-Level Cell):</text:h>
      <text:list text:style-name="L19">
        <text:list-item>
          <text:p text:style-name="P52"><text:span text:style-name="Strong_20_Emphasis"><text:span text:style-name="T7">Definición:</text:span></text:span><text:span text:style-name="T7"> Cada celda de memoria QLC puede almacenar cuatro bits de información.</text:span></text:p>
        </text:list-item>
        <text:list-item>
          <text:p text:style-name="P52"><text:span text:style-name="Strong_20_Emphasis"><text:span text:style-name="T7">Características clave:</text:span></text:span></text:p>
          <text:list>
            <text:list-item>
              <text:p text:style-name="P33">Velocidades de escritura y lectura más bajas en comparación con SLC, MLC y TLC.</text:p>
            </text:list-item>
            <text:list-item>
              <text:p text:style-name="P33">Menor durabilidad que los tipos anteriores.</text:p>
            </text:list-item>
            <text:list-item>
              <text:p text:style-name="P33">La mayor densidad de almacenamiento y el costo por capacidad más bajo.</text:p>
            </text:list-item>
          </text:list>
        </text:list-item>
        <text:list-item>
          <text:p text:style-name="P52"><text:span text:style-name="Strong_20_Emphasis"><text:span text:style-name="T7">Uso común:</text:span></text:span><text:span text:style-name="T7"> Utilizado en SSDs de alta capacidad para aplicaciones de almacenamiento masivo, como almacenamiento en la nube y dispositivos de consumo de grandes cantidades de datos.</text:span></text:p>
        </text:list-item>
      </text:list>
      <text:h text:style-name="P2" text:outline-level="3">5. PLC (Penta-Level Cell):</text:h>
      <text:list text:style-name="L20">
        <text:list-item>
          <text:p text:style-name="P53"><text:span text:style-name="Strong_20_Emphasis"><text:span text:style-name="T7">Definición:</text:span></text:span><text:span text:style-name="T7"> Aunque aún no es tan común como los anteriores, PLC se refiere a tecnologías que permiten almacenar cinco bits de información en una celda de memoria.</text:span></text:p>
        </text:list-item>
        <text:list-item>
          <text:p text:style-name="P53"><text:span text:style-name="Strong_20_Emphasis"><text:span text:style-name="T7">Características clave:</text:span></text:span></text:p>
          <text:list>
            <text:list-item>
              <text:p text:style-name="P34">Aún menor velocidad y durabilidad en comparación con los tipos anteriores.</text:p>
            </text:list-item>
            <text:list-item>
              <text:p text:style-name="P34">La máxima densidad de almacenamiento y el costo por capacidad más bajo.</text:p>
            </text:list-item>
          </text:list>
        </text:list-item>
        <text:list-item>
          <text:p text:style-name="P53"><text:span text:style-name="Strong_20_Emphasis"><text:span text:style-name="T7">Uso común:</text:span></text:span><text:span text:style-name="T7"> Todavía en desarrollo y experimentación; podría usarse en aplicaciones de almacenamiento de datos a gran escala.</text:span></text:p>
        </text:list-item>
      </text:list>
      <text:p text:style-name="P21">En resumen, la elección entre SLC, MLC, TLC, QLC y PLC en un SSD se basa en los requisitos específicos de rendimiento, durabilidad y costo de una aplicación particular. Las tecnologías más avanzadas, como QLC y PLC, ofrecen mayores capacidades de almacenamiento a costos más bajos, pero con compromisos en términos de velocidad y durabilidad.</text:p>
      <text:p text:style-name="P22"><draw:frame draw:style-name="fr1" draw:name="Imagen7" text:anchor-type="as-char" svg:width="0.635cm" svg:height="0.635cm" draw:z-index="6"><draw:image xlink:href="Pictures/100000000000007800000078EDC3B169886C47E9.png" xlink:type="simple" xlink:show="embed" xlink:actuate="onLoad" draw:mime-type="image/png"/><svg:title>User</svg:title></draw:frame></text:p>
      <text:p text:style-name="P22">Tú</text:p>
      <text:p text:style-name="P22">Interfaces de los SSD</text:p>
      <text:p text:style-name="P20">ChatGPT</text:p>
      <text:p text:style-name="P21"><text:soft-page-break/>Los SSD (Unidades de Estado Sólido) utilizan diversas interfaces para conectarse a los sistemas y permitir la transferencia de datos. Aquí se describen algunas de las interfaces de SSD más comunes:</text:p>
      <text:h text:style-name="P2" text:outline-level="3">1. SATA (Serial ATA):</text:h>
      <text:list text:style-name="L21">
        <text:list-item>
          <text:p text:style-name="P54"><text:span text:style-name="Strong_20_Emphasis"><text:span text:style-name="T7">Descripción:</text:span></text:span><text:span text:style-name="T7"> SATA es una interfaz comúnmente utilizada para conectar dispositivos de almacenamiento, incluidos los SSD. Las versiones más recientes de esta interfaz proporcionan velocidades de transferencia de datos de hasta 6 Gb/s (SATA III) y 12 Gb/s (SATA IIII).</text:span></text:p>
        </text:list-item>
        <text:list-item>
          <text:p text:style-name="P54"><text:span text:style-name="Strong_20_Emphasis"><text:span text:style-name="T7">Uso común:</text:span></text:span><text:span text:style-name="T7"> Los SSD SATA son ampliamente utilizados en computadoras portátiles y de escritorio. Aunque las velocidades de SATA son más limitadas en comparación con algunas interfaces más recientes, sigue siendo una opción sólida para muchas aplicaciones.</text:span></text:p>
        </text:list-item>
      </text:list>
      <text:h text:style-name="P2" text:outline-level="3">2. PCIe (Peripheral Component Interconnect Express):</text:h>
      <text:list text:style-name="L22">
        <text:list-item>
          <text:p text:style-name="P55"><text:span text:style-name="Strong_20_Emphasis"><text:span text:style-name="T7">Descripción:</text:span></text:span><text:span text:style-name="T7"> PCIe es una interfaz de bus de alta velocidad que se utiliza para conectar componentes internos de la computadora, incluidos los SSD. Ofrece un mayor ancho de banda en comparación con SATA y es capaz de proporcionar velocidades de transferencia significativamente más rápidas.</text:span></text:p>
        </text:list-item>
        <text:list-item>
          <text:p text:style-name="P55"><text:span text:style-name="Strong_20_Emphasis"><text:span text:style-name="T7">Uso común:</text:span></text:span><text:span text:style-name="T7"> Los SSD PCIe son comunes en computadoras de alto rendimiento y estaciones de trabajo. También se utilizan en servidores y sistemas que requieren un almacenamiento rápido y eficiente.</text:span></text:p>
        </text:list-item>
      </text:list>
      <text:h text:style-name="P2" text:outline-level="3">3. NVMe (Non-Volatile Memory Express):</text:h>
      <text:list text:style-name="L23">
        <text:list-item>
          <text:p text:style-name="P56"><text:span text:style-name="Strong_20_Emphasis"><text:span text:style-name="T7">Descripción:</text:span></text:span><text:span text:style-name="T7"> NVMe es un protocolo de comunicación diseñado específicamente para SSDs y aprovecha la interfaz PCIe para ofrecer un rendimiento excepcional. NVMe es más eficiente en términos de latencia y ofrece velocidades de transferencia de datos mucho más altas que las unidades basadas en SATA.</text:span></text:p>
        </text:list-item>
        <text:list-item>
          <text:p text:style-name="P56"><text:span text:style-name="Strong_20_Emphasis"><text:span text:style-name="T7">Uso común:</text:span></text:span><text:span text:style-name="T7"> Los SSD NVMe son comunes en dispositivos de alta gama, como computadoras para juegos, estaciones de trabajo y servidores. Son especialmente populares para aplicaciones que requieren un almacenamiento ultrarrápido.</text:span></text:p>
        </text:list-item>
      </text:list>
      <text:h text:style-name="P2" text:outline-level="3">4. mSATA (mini-SATA) y M.2:</text:h>
      <text:list text:style-name="L24">
        <text:list-item>
          <text:p text:style-name="P57"><text:span text:style-name="Strong_20_Emphasis"><text:span text:style-name="T7">Descripción:</text:span></text:span><text:span text:style-name="T7"> mSATA y M.2 son factores de forma utilizados para conectar SSDs directamente a la placa base. mSATA es un formato más antiguo, mientras que M.2 es más moderno y ofrece velocidades más altas y mayor flexibilidad en términos de tamaños y tipos de SSDs que pueden ser alojados.</text:span></text:p>
        </text:list-item>
        <text:list-item>
          <text:p text:style-name="P57"><text:soft-page-break/><text:span text:style-name="Strong_20_Emphasis"><text:span text:style-name="T7">Uso común:</text:span></text:span><text:span text:style-name="T7"> mSATA fue común en dispositivos portátiles más antiguos, pero M.2 ha ganado popularidad y se encuentra en computadoras portátiles modernas y placas base de escritorio. Puede admitir tanto SATA como PCIe/NVMe.</text:span></text:p>
        </text:list-item>
      </text:list>
      <text:p text:style-name="P21">Estas son solo algunas de las interfaces de SSD más comunes. Al elegir un SSD, es importante tener en cuenta la compatibilidad con la interfaz de la placa base y las necesidades específicas de rendimiento para la aplicación prevista. La tecnología de almacenamiento está en constante evolución, y nuevas interfaces y estándares continúan siendo desarrollados para mejorar la eficiencia y el rendimiento.</text:p>
      <text:p text:style-name="P22"><draw:frame draw:style-name="fr1" draw:name="Imagen8" text:anchor-type="as-char" svg:width="0.635cm" svg:height="0.635cm" draw:z-index="7"><draw:image xlink:href="Pictures/100000000000007800000078EDC3B169886C47E9.png" xlink:type="simple" xlink:show="embed" xlink:actuate="onLoad" draw:mime-type="image/png"/><svg:title>User</svg:title></draw:frame></text:p>
      <text:p text:style-name="P22">Tú</text:p>
      <text:p text:style-name="P22">msata y m2 no las entiendo como interfaces. Creo que son tipos de conectores. En lo que respecta a factores de forma, podría entenderlo, sin olvidar 2.5" y U2 ¿qué opinas? ¿podrías describirlos?</text:p>
      <text:p text:style-name="P20">ChatGPT</text:p>
      <text:p text:style-name="P21">Tienes razón, lamento la confusión. mSATA y M.2 son, de hecho, factores de forma y no interfaces en sí mismos. A continuación, te proporciono una descripción más precisa, incluyendo el factor de forma 2.5" y U.2:</text:p>
      <text:h text:style-name="P2" text:outline-level="3">1. mSATA (mini-SATA):</text:h>
      <text:list text:style-name="L25">
        <text:list-item>
          <text:p text:style-name="P58"><text:span text:style-name="Strong_20_Emphasis"><text:span text:style-name="T7">Descripción:</text:span></text:span><text:span text:style-name="T7"> mSATA es un factor de forma para conectar dispositivos de almacenamiento, incluyendo SSDs, directamente a la placa base. Se utiliza un conector específico llamado mSATA para la conexión.</text:span></text:p>
        </text:list-item>
        <text:list-item>
          <text:p text:style-name="P58"><text:span text:style-name="Strong_20_Emphasis"><text:span text:style-name="T7">Uso común:</text:span></text:span><text:span text:style-name="T7"> mSATA fue común en computadoras portátiles y sistemas compactos. Sin embargo, ha sido en gran medida reemplazado por el factor de forma M.2 en dispositivos más modernos.</text:span></text:p>
        </text:list-item>
      </text:list>
      <text:h text:style-name="P2" text:outline-level="3">2. M.2:</text:h>
      <text:list text:style-name="L26">
        <text:list-item>
          <text:p text:style-name="P59"><text:span text:style-name="Strong_20_Emphasis"><text:span text:style-name="T7">Descripción:</text:span></text:span><text:span text:style-name="T7"> M.2 es un factor de forma más moderno que puede albergar varios tipos de dispositivos, incluidos SSDs. M.2 admite tanto el protocolo SATA como PCIe, lo que significa que puede alojar SSDs basados en SATA y SSDs NVMe basados en PCIe.</text:span></text:p>
        </text:list-item>
        <text:list-item>
          <text:p text:style-name="P59"><text:span text:style-name="Strong_20_Emphasis"><text:span text:style-name="T7">Uso común:</text:span></text:span><text:span text:style-name="T7"> M.2 es ampliamente utilizado en computadoras portátiles y de escritorio modernas debido a su tamaño compacto y su capacidad para admitir velocidades de transferencia de datos más altas, especialmente cuando se utiliza con el protocolo PCIe NVMe.</text:span></text:p>
        </text:list-item>
      </text:list>
      <text:h text:style-name="P2" text:outline-level="3"><text:soft-page-break/>3. 2.5":</text:h>
      <text:list text:style-name="L27">
        <text:list-item>
          <text:p text:style-name="P60"><text:span text:style-name="Strong_20_Emphasis"><text:span text:style-name="T7">Descripción:</text:span></text:span><text:span text:style-name="T7"> El formato 2.5" es un estándar para discos duros y SSDs con un tamaño físico de 2.5 pulgadas de ancho. Se conecta a través de cables SATA y, a menudo, se utiliza como una opción fácil de intercambiar para reemplazar discos duros tradicionales por SSDs en computadoras portátiles y de escritorio.</text:span></text:p>
        </text:list-item>
        <text:list-item>
          <text:p text:style-name="P60"><text:span text:style-name="Strong_20_Emphasis"><text:span text:style-name="T7">Uso común:</text:span></text:span><text:span text:style-name="T7"> Los SSDs en formato 2.5" son comunes en sistemas más antiguos y en aquellos que tienen espacio para unidades más grandes.</text:span></text:p>
        </text:list-item>
      </text:list>
      <text:h text:style-name="P2" text:outline-level="3">4. U.2 (anteriormente SFF-8639):</text:h>
      <text:list text:style-name="L28">
        <text:list-item>
          <text:p text:style-name="P61"><text:span text:style-name="Strong_20_Emphasis"><text:span text:style-name="T7">Descripción:</text:span></text:span><text:span text:style-name="T7"> U.2 es un conector de interfaz que permite la conexión de SSDs al sistema utilizando el protocolo PCIe. Proporciona una conexión más robusta y ofrece mayor potencia en comparación con M.2.</text:span></text:p>
        </text:list-item>
        <text:list-item>
          <text:p text:style-name="P61"><text:span text:style-name="Strong_20_Emphasis"><text:span text:style-name="T7">Uso común:</text:span></text:span><text:span text:style-name="T7"> A menudo se encuentra en entornos empresariales y de servidores que requieren unidades de almacenamiento de alto rendimiento y durabilidad.</text:span></text:p>
        </text:list-item>
      </text:list>
      <text:p text:style-name="P21">Estos factores de forma y conectores son importantes al seleccionar un SSD, ya que determinan cómo se conectará físicamente el SSD a la placa base y cómo se comunicará con el sistema. Es crucial asegurarse de que el factor de forma y el conector del SSD sean compatibles con la placa base del dispositivo en el que se desea instalar.</text:p>
      <text:p text:style-name="P22"><draw:frame draw:style-name="fr1" draw:name="Imagen9" text:anchor-type="as-char" svg:width="0.635cm" svg:height="0.635cm" draw:z-index="8"><draw:image xlink:href="Pictures/100000000000007800000078EDC3B169886C47E9.png" xlink:type="simple" xlink:show="embed" xlink:actuate="onLoad" draw:mime-type="image/png"/><svg:title>User</svg:title></draw:frame></text:p>
      <text:p text:style-name="P22">Tú</text:p>
      <text:p text:style-name="P22">diferencias memorias NAND de un SSD y mmc</text:p>
      <text:p text:style-name="P20">ChatGPT</text:p>
      <text:p text:style-name="P21">Las memorias NAND que se encuentran en SSDs (Unidades de Estado Sólido) y en tarjetas MMC (Multimedia Card) son similares en términos de tecnología de memoria flash, ya que ambas utilizan celdas NAND para almacenar datos. Sin embargo, hay algunas diferencias clave en cómo se implementan y se utilizan en estas dos aplicaciones específicas. Aquí hay algunas diferencias notables:</text:p>
      <text:h text:style-name="P1" text:outline-level="3"><text:span text:style-name="T7">1. </text:span><text:span text:style-name="Strong_20_Emphasis"><text:span text:style-name="T7">Propósito y Aplicación:</text:span></text:span></text:h>
      <text:list text:style-name="L29">
        <text:list-item>
          <text:p text:style-name="P62"><text:span text:style-name="Strong_20_Emphasis"><text:span text:style-name="T7">SSD (Unidades de Estado Sólido):</text:span></text:span><text:span text:style-name="T7"> Los SSDs son dispositivos de almacenamiento utilizados principalmente para mejorar el rendimiento de almacenamiento en computadoras, servidores y otros dispositivos. Proporcionan almacenamiento rápido y eficiente, reemplazando a menudo los discos duros tradicionales.</text:span></text:p>
        </text:list-item>
        <text:list-item>
          <text:p text:style-name="P62"><text:span text:style-name="Strong_20_Emphasis"><text:span text:style-name="T7">MMC (Multimedia Card):</text:span></text:span><text:span text:style-name="T7"> Las tarjetas MMC son tarjetas de memoria extraíbles utilizadas en dispositivos electrónicos como cámaras, teléfonos móviles y otros dispositivos portátiles. </text:span><text:soft-page-break/><text:span text:style-name="T7">Generalmente, las MMC se utilizan para almacenar y transferir datos multimedia, como fotos, videos y archivos de audio.</text:span></text:p>
        </text:list-item>
      </text:list>
      <text:h text:style-name="P1" text:outline-level="3"><text:span text:style-name="T7">2. </text:span><text:span text:style-name="Strong_20_Emphasis"><text:span text:style-name="T7">Formato y Conectividad:</text:span></text:span></text:h>
      <text:list text:style-name="L30">
        <text:list-item>
          <text:p text:style-name="P63"><text:span text:style-name="Strong_20_Emphasis"><text:span text:style-name="T7">SSD:</text:span></text:span><text:span text:style-name="T7"> Los SSDs pueden tener diferentes factores de forma, como 2.5", M.2 o PCIe, y se conectan directamente a la placa base de un dispositivo. Pueden variar en tamaño y capacidad según el formato y la aplicación específica.</text:span></text:p>
        </text:list-item>
        <text:list-item>
          <text:p text:style-name="P63"><text:span text:style-name="Strong_20_Emphasis"><text:span text:style-name="T7">MMC:</text:span></text:span><text:span text:style-name="T7"> Las tarjetas MMC tienen un formato más estandarizado y son tarjetas de memoria extraíbles que se insertan en ranuras específicas en dispositivos compatibles, como cámaras, teléfonos o lectores de tarjetas.</text:span></text:p>
        </text:list-item>
      </text:list>
      <text:h text:style-name="P1" text:outline-level="3"><text:span text:style-name="T7">3. </text:span><text:span text:style-name="Strong_20_Emphasis"><text:span text:style-name="T7">Durabilidad y Gestión de Datos:</text:span></text:span></text:h>
      <text:list text:style-name="L31">
        <text:list-item>
          <text:p text:style-name="P64"><text:span text:style-name="Strong_20_Emphasis"><text:span text:style-name="T7">SSD:</text:span></text:span><text:span text:style-name="T7"> Los SSDs suelen tener tecnologías avanzadas de gestión de datos, como wear leveling, que distribuye uniformemente las operaciones de escritura en las celdas de memoria para prolongar la vida útil del SSD.</text:span></text:p>
        </text:list-item>
        <text:list-item>
          <text:p text:style-name="P64"><text:span text:style-name="Strong_20_Emphasis"><text:span text:style-name="T7">MMC:</text:span></text:span><text:span text:style-name="T7"> Las tarjetas MMC generalmente no están diseñadas para soportar la misma cantidad de ciclos de escritura que los SSDs. Aunque pueden ser duraderas para su uso previsto, es posible que no tengan las mismas características de durabilidad que los SSDs.</text:span></text:p>
        </text:list-item>
      </text:list>
      <text:h text:style-name="P1" text:outline-level="3"><text:span text:style-name="T7">4. </text:span><text:span text:style-name="Strong_20_Emphasis"><text:span text:style-name="T7">Velocidad:</text:span></text:span></text:h>
      <text:list text:style-name="L32">
        <text:list-item>
          <text:p text:style-name="P65"><text:span text:style-name="Strong_20_Emphasis"><text:span text:style-name="T7">SSD:</text:span></text:span><text:span text:style-name="T7"> Los SSDs suelen tener velocidades de transferencia de datos más altas en comparación con las tarjetas MMC. Esto es especialmente cierto en el caso de los SSDs que utilizan la interfaz PCIe NVMe.</text:span></text:p>
        </text:list-item>
        <text:list-item>
          <text:p text:style-name="P65"><text:span text:style-name="Strong_20_Emphasis"><text:span text:style-name="T7">MMC:</text:span></text:span><text:span text:style-name="T7"> Las tarjetas MMC son adecuadas para el almacenamiento de datos en dispositivos portátiles, pero sus velocidades pueden ser más limitadas en comparación con SSDs de alto rendimiento.</text:span></text:p>
        </text:list-item>
      </text:list>
      <text:p text:style-name="P21">En resumen, mientras que ambas utilizan memorias NAND para el almacenamiento de datos, los SSDs y las tarjetas MMC tienen propósitos y aplicaciones diferentes. Los SSDs están diseñados para proporcionar almacenamiento eficiente y de alto rendimiento en sistemas informáticos, mientras que las tarjetas MMC son tarjetas de memoria extraíbles utilizadas en dispositivos portátiles para almacenar y transferir datos multimedia.</text:p>
      <text:p text:style-name="P22"><draw:frame draw:style-name="fr1" draw:name="Imagen10" text:anchor-type="as-char" svg:width="0.635cm" svg:height="0.635cm" draw:z-index="9"><draw:image xlink:href="Pictures/100000000000007800000078EDC3B169886C47E9.png" xlink:type="simple" xlink:show="embed" xlink:actuate="onLoad" draw:mime-type="image/png"/><svg:title>User</svg:title></draw:frame></text:p>
      <text:p text:style-name="P22">Tú</text:p>
      <text:p text:style-name="P22">Protocolos de acceso a SSD y a MMC</text:p>
      <text:p text:style-name="P20">ChatGPT</text:p>
      <text:p text:style-name="P21"><text:soft-page-break/>Los SSD (Unidades de Estado Sólido) y las tarjetas MMC (Multimedia Card) utilizan diferentes protocolos de acceso debido a sus aplicaciones y características específicas. Aquí hay una descripción de los protocolos de acceso comunes para cada tipo de dispositivo:</text:p>
      <text:h text:style-name="P2" text:outline-level="3">Protocolos de Acceso a SSD:</text:h>
      <text:list text:style-name="L33">
        <text:list-item>
          <text:p text:style-name="P67"><text:span text:style-name="Strong_20_Emphasis"><text:span text:style-name="T7">SATA (Serial ATA):</text:span></text:span></text:p>
          <text:list>
            <text:list-item>
              <text:p text:style-name="P66"><text:span text:style-name="Strong_20_Emphasis"><text:span text:style-name="T7">Descripción:</text:span></text:span><text:span text:style-name="T7"> El protocolo SATA se utiliza comúnmente en SSDs, especialmente en aquellos diseñados para aplicaciones de consumo. Proporciona una interfaz de conexión estándar y es compatible con una variedad de sistemas.</text:span></text:p>
            </text:list-item>
            <text:list-item>
              <text:p text:style-name="P66"><text:span text:style-name="Strong_20_Emphasis"><text:span text:style-name="T7">Uso común:</text:span></text:span><text:span text:style-name="T7"> SSDs SATA son comunes en computadoras portátiles y de escritorio.</text:span></text:p>
            </text:list-item>
          </text:list>
        </text:list-item>
        <text:list-item>
          <text:p text:style-name="P67"><text:span text:style-name="Strong_20_Emphasis"><text:span text:style-name="T7">PCIe (Peripheral Component Interconnect Express):</text:span></text:span></text:p>
          <text:list>
            <text:list-item>
              <text:p text:style-name="P66"><text:span text:style-name="Strong_20_Emphasis"><text:span text:style-name="T7">Descripción:</text:span></text:span><text:span text:style-name="T7"> PCIe es un protocolo de comunicación de alta velocidad que se utiliza para conectar dispositivos internos en una computadora, incluyendo SSDs. NVMe es un protocolo específico de SSDs que se ejecuta sobre la interfaz PCIe, proporcionando velocidades de transferencia más altas.</text:span></text:p>
            </text:list-item>
            <text:list-item>
              <text:p text:style-name="P67"><text:span text:style-name="Strong_20_Emphasis"><text:span text:style-name="T7">Uso común:</text:span></text:span><text:span text:style-name="T7"> SSDs PCIe/NVMe se encuentran en sistemas de alto rendimiento y servidores.</text:span></text:p>
            </text:list-item>
          </text:list>
        </text:list-item>
      </text:list>
      <text:h text:style-name="P2" text:outline-level="3">Protocolos de Acceso a MMC:</text:h>
      <text:list text:style-name="L34">
        <text:list-item>
          <text:p text:style-name="P69"><text:span text:style-name="Strong_20_Emphasis"><text:span text:style-name="T7">SPI (Serial Peripheral Interface):</text:span></text:span></text:p>
          <text:list>
            <text:list-item>
              <text:p text:style-name="P68"><text:span text:style-name="Strong_20_Emphasis"><text:span text:style-name="T7">Descripción:</text:span></text:span><text:span text:style-name="T7"> En tarjetas MMC, especialmente en modelos más antiguos, se puede utilizar el protocolo SPI para la comunicación. SPI es un protocolo de interfaz serial de baja velocidad.</text:span></text:p>
            </text:list-item>
            <text:list-item>
              <text:p text:style-name="P68"><text:span text:style-name="Strong_20_Emphasis"><text:span text:style-name="T7">Uso común:</text:span></text:span><text:span text:style-name="T7"> Puede encontrarse en tarjetas MMC más antiguas, aunque hoy en día se usan protocolos más rápidos en tarjetas modernas.</text:span></text:p>
            </text:list-item>
          </text:list>
        </text:list-item>
        <text:list-item>
          <text:p text:style-name="P69"><text:span text:style-name="Strong_20_Emphasis"><text:span text:style-name="T7">eMMC (embedded MMC):</text:span></text:span></text:p>
          <text:list>
            <text:list-item>
              <text:p text:style-name="P68"><text:span text:style-name="Strong_20_Emphasis"><text:span text:style-name="T7">Descripción:</text:span></text:span><text:span text:style-name="T7"> eMMC es un protocolo que incorpora una interfaz MMC directamente en el dispositivo, generalmente integrado en dispositivos como teléfonos móviles y tabletas. eMMC permite un acceso rápido a la memoria integrada.</text:span></text:p>
            </text:list-item>
            <text:list-item>
              <text:p text:style-name="P69"><text:span text:style-name="Strong_20_Emphasis"><text:span text:style-name="T7">Uso común:</text:span></text:span><text:span text:style-name="T7"> Se encuentra en dispositivos de consumo como teléfonos móviles, tabletas y otros dispositivos embebidos.</text:span></text:p>
            </text:list-item>
          </text:list>
        </text:list-item>
      </text:list>
      <text:p text:style-name="P21">Es importante destacar que tanto los SSDs como las tarjetas MMC pueden utilizar una variedad de protocolos de acceso, y la elección de un protocolo particular depende de factores como la aplicación, el rendimiento deseado y las limitaciones de hardware. Además, los SSDs a menudo utilizan <text:soft-page-break/>protocolos específicos como NVMe sobre PCIe para aprovechar al máximo su rendimiento, mientras que las tarjetas MMC pueden utilizar SPI o eMMC según sus aplicaciones específicas.</text:p>
      <text:p text:style-name="P22"><draw:frame draw:style-name="fr1" draw:name="Imagen11" text:anchor-type="as-char" svg:width="0.635cm" svg:height="0.635cm" draw:z-index="10"><draw:image xlink:href="Pictures/100000000000007800000078EDC3B169886C47E9.png" xlink:type="simple" xlink:show="embed" xlink:actuate="onLoad" draw:mime-type="image/png"/><svg:title>User</svg:title></draw:frame></text:p>
      <text:p text:style-name="P22">Tú</text:p>
      <text:p text:style-name="P22">En definitiva, ambas son emorias flash, ambas son NAND pero su implementación y métodos de acceso y control sondifrentes ¿es así?</text:p>
      <text:p text:style-name="P20">ChatGPT</text:p>
      <text:p text:style-name="P21">Sí, has entendido correctamente. Tanto los SSDs (Unidades de Estado Sólido) como las tarjetas MMC (Multimedia Card) utilizan memorias flash NAND para almacenar datos, pero hay diferencias significativas en su implementación, arquitectura y métodos de acceso y control. A continuación, se resumen algunas de las diferencias clave:</text:p>
      <text:list text:style-name="L35">
        <text:list-item>
          <text:p text:style-name="P71"><text:span text:style-name="Strong_20_Emphasis"><text:span text:style-name="T7">Aplicación y Propósito:</text:span></text:span></text:p>
          <text:list>
            <text:list-item>
              <text:p text:style-name="P70"><text:span text:style-name="Strong_20_Emphasis"><text:span text:style-name="T7">SSDs:</text:span></text:span><text:span text:style-name="T7"> Diseñados para proporcionar almacenamiento de alto rendimiento en sistemas informáticos, como computadoras portátiles, de escritorio y servidores.</text:span></text:p>
            </text:list-item>
            <text:list-item>
              <text:p text:style-name="P70"><text:span text:style-name="Strong_20_Emphasis"><text:span text:style-name="T7">Tarjetas MMC:</text:span></text:span><text:span text:style-name="T7"> Utilizadas principalmente en dispositivos portátiles y embebidos, como cámaras, teléfonos móviles y otros dispositivos de consumo.</text:span></text:p>
            </text:list-item>
          </text:list>
        </text:list-item>
        <text:list-item>
          <text:p text:style-name="P71"><text:span text:style-name="Strong_20_Emphasis"><text:span text:style-name="T7">Interfaz y Protocolos:</text:span></text:span></text:p>
          <text:list>
            <text:list-item>
              <text:p text:style-name="P70"><text:span text:style-name="Strong_20_Emphasis"><text:span text:style-name="T7">SSDs:</text:span></text:span><text:span text:style-name="T7"> Utilizan interfaces como SATA, PCIe y protocolos como NVMe para lograr altas velocidades de transferencia y aprovechar al máximo el rendimiento de la memoria NAND.</text:span></text:p>
            </text:list-item>
            <text:list-item>
              <text:p text:style-name="P70"><text:span text:style-name="Strong_20_Emphasis"><text:span text:style-name="T7">Tarjetas MMC:</text:span></text:span><text:span text:style-name="T7"> Pueden utilizar interfaces y protocolos más simples, como SPI en tarjetas más antiguas y eMMC en dispositivos embebidos, con un enfoque en la eficiencia y la simplicidad.</text:span></text:p>
            </text:list-item>
          </text:list>
        </text:list-item>
        <text:list-item>
          <text:p text:style-name="P71"><text:span text:style-name="Strong_20_Emphasis"><text:span text:style-name="T7">Factor de Forma:</text:span></text:span></text:p>
          <text:list>
            <text:list-item>
              <text:p text:style-name="P70"><text:span text:style-name="Strong_20_Emphasis"><text:span text:style-name="T7">SSDs:</text:span></text:span><text:span text:style-name="T7"> Vienen en diversos factores de forma, como 2.5", M.2 y PCIe, dependiendo de la aplicación y el rendimiento requerido.</text:span></text:p>
            </text:list-item>
            <text:list-item>
              <text:p text:style-name="P70"><text:span text:style-name="Strong_20_Emphasis"><text:span text:style-name="T7">Tarjetas MMC:</text:span></text:span><text:span text:style-name="T7"> Tienen un formato estándar de tarjeta de memoria y se insertan en ranuras específicas en dispositivos compatibles.</text:span></text:p>
            </text:list-item>
          </text:list>
        </text:list-item>
        <text:list-item>
          <text:p text:style-name="P71"><text:span text:style-name="Strong_20_Emphasis"><text:span text:style-name="T7">Durabilidad y Gestión de Datos:</text:span></text:span></text:p>
          <text:list>
            <text:list-item>
              <text:p text:style-name="P70"><text:span text:style-name="Strong_20_Emphasis"><text:span text:style-name="T7">SSDs:</text:span></text:span><text:span text:style-name="T7"> Incluyen características avanzadas como wear leveling para garantizar una distribución equitativa de las operaciones de escritura y prolongar la vida útil de la memoria.</text:span></text:p>
            </text:list-item>
            <text:list-item>
              <text:p text:style-name="P71"><text:soft-page-break/><text:span text:style-name="Strong_20_Emphasis"><text:span text:style-name="T7">Tarjetas MMC:</text:span></text:span><text:span text:style-name="T7"> Pueden tener características de durabilidad adaptadas a su aplicación, pero por lo general, no se espera que soporten tantos ciclos de escritura como los SSDs.</text:span></text:p>
            </text:list-item>
          </text:list>
        </text:list-item>
      </text:list>
      <text:p text:style-name="P21">En resumen, ambas tecnologías comparten la base de utilizar memorias flash NAND, pero sus implementaciones y características se adaptan a sus aplicaciones específicas. Los SSDs se centran en ofrecer alto rendimiento y capacidad para aplicaciones de almacenamiento en sistemas informáticos, mientras que las tarjetas MMC están diseñadas para aplicaciones de almacenamiento portátil y embebido, donde la eficiencia y la simplicidad pueden ser más importantes que el rendimiento extremo.</text:p>
      <text:p text:style-name="P22"><draw:frame draw:style-name="fr1" draw:name="Imagen12" text:anchor-type="as-char" svg:width="0.635cm" svg:height="0.635cm" draw:z-index="11"><draw:image xlink:href="Pictures/100000000000007800000078EDC3B169886C47E9.png" xlink:type="simple" xlink:show="embed" xlink:actuate="onLoad" draw:mime-type="image/png"/><svg:title>User</svg:title></draw:frame></text:p>
      <text:p text:style-name="P22">Tú</text:p>
      <text:p text:style-name="P22">Y los pendrive de almacenamiento ¿qué usan?</text:p>
      <text:p text:style-name="P20">ChatGPT</text:p>
      <text:p text:style-name="P21">Los pendrives, también conocidos como unidades flash USB, utilizan tecnología de memoria flash NAND, similar a la que se encuentra en SSDs y tarjetas de memoria. La memoria flash es un tipo de memoria no volátil que retiene la información incluso cuando la energía se corta. Los pendrives son dispositivos de almacenamiento portátiles y compactos que se conectan a través de un puerto USB y son comúnmente utilizados para transportar y transferir datos entre dispositivos.</text:p>
      <text:p text:style-name="P21">Aquí hay algunas características clave sobre la tecnología de memoria flash NAND en los pendrives:</text:p>
      <text:list text:style-name="L36">
        <text:list-item>
          <text:p text:style-name="P72"><text:span text:style-name="Strong_20_Emphasis"><text:span text:style-name="T7">Memoria Flash NAND:</text:span></text:span><text:span text:style-name="T7"> La mayoría de los pendrives utilizan celdas de memoria flash NAND para almacenar datos de forma no volátil.</text:span></text:p>
        </text:list-item>
        <text:list-item>
          <text:p text:style-name="P72"><text:span text:style-name="Strong_20_Emphasis"><text:span text:style-name="T7">Capacidad de Almacenamiento:</text:span></text:span><text:span text:style-name="T7"> Los pendrives están disponibles en una variedad de capacidades que van desde unos pocos gigabytes hasta varias terabytes, dependiendo de la tecnología y la capacidad de la memoria flash utilizada.</text:span></text:p>
        </text:list-item>
        <text:list-item>
          <text:p text:style-name="P72"><text:span text:style-name="Strong_20_Emphasis"><text:span text:style-name="T7">Conexión USB:</text:span></text:span><text:span text:style-name="T7"> Los pendrives se conectan a través de puertos USB, lo que facilita su uso en una amplia gama de dispositivos, como computadoras, laptops, televisores, consolas de juegos y otros dispositivos compatibles con USB.</text:span></text:p>
        </text:list-item>
        <text:list-item>
          <text:p text:style-name="P72"><text:span text:style-name="Strong_20_Emphasis"><text:span text:style-name="T7">Velocidad de Transferencia:</text:span></text:span><text:span text:style-name="T7"> La velocidad de transferencia de datos de un pendrive puede variar y depende de factores como la calidad de la memoria flash utilizada y la interfaz USB. Las versiones más recientes de USB (como USB 3.0, USB 3.1 o USB-C) tienden a ofrecer velocidades de transferencia más rápidas en comparación con versiones más antiguas.</text:span></text:p>
        </text:list-item>
        <text:list-item>
          <text:p text:style-name="P72"><text:soft-page-break/><text:span text:style-name="Strong_20_Emphasis"><text:span text:style-name="T7">Durabilidad:</text:span></text:span><text:span text:style-name="T7"> Los pendrives suelen ser duraderos y resistentes a golpes y vibraciones debido a la falta de partes móviles. Sin embargo, como con cualquier dispositivo de almacenamiento, es importante manejarlos con cuidado para evitar daños.</text:span></text:p>
        </text:list-item>
        <text:list-item>
          <text:p text:style-name="P72"><text:span text:style-name="Strong_20_Emphasis"><text:span text:style-name="T7">Compatibilidad:</text:span></text:span><text:span text:style-name="T7"> Debido a la ubicuidad de los puertos USB en una variedad de dispositivos, los pendrives son compatibles con una amplia gama de equipos y sistemas operativos.</text:span></text:p>
        </text:list-item>
      </text:list>
      <text:p text:style-name="P21">En resumen, los pendrives utilizan la tecnología de memoria flash NAND para proporcionar un medio de almacenamiento portátil y conveniente. Su diseño compacto y su facilidad de uso los hacen populares para transferir y transportar datos de manera eficiente.</text:p>
      <text:p text:style-name="P22"><draw:frame draw:style-name="fr1" draw:name="Imagen13" text:anchor-type="as-char" svg:width="0.635cm" svg:height="0.635cm" draw:z-index="12"><draw:image xlink:href="Pictures/100000000000007800000078EDC3B169886C47E9.png" xlink:type="simple" xlink:show="embed" xlink:actuate="onLoad" draw:mime-type="image/png"/><svg:title>User</svg:title></draw:frame></text:p>
      <text:p text:style-name="P22">Tú</text:p>
      <text:p text:style-name="P22">entendemos que la velocidad de acceso usando las diferentes verisones del protocolo USB es muy difrente al acceso MMC?</text:p>
      <text:p text:style-name="P20">ChatGPT</text:p>
      <text:p text:style-name="P21">Sí, la velocidad de acceso entre los pendrives (utilizando puertos USB) y las tarjetas MMC puede variar significativamente debido a las diferencias en las tecnologías y los protocolos utilizados.</text:p>
      <text:list text:style-name="L37">
        <text:list-item>
          <text:p text:style-name="P73"><text:span text:style-name="Strong_20_Emphasis"><text:span text:style-name="T7">Pendrives (USB):</text:span></text:span></text:p>
          <text:list>
            <text:list-item>
              <text:p text:style-name="P35">La velocidad de acceso en pendrives a menudo está determinada por la versión del protocolo USB que utilizan. Las versiones más recientes, como USB 3.0, USB 3.1 y USB-C, ofrecen mayores tasas de transferencia de datos en comparación con las versiones más antiguas, como USB 2.0.</text:p>
            </text:list-item>
            <text:list-item>
              <text:p text:style-name="P35">La velocidad efectiva puede variar dependiendo de la calidad del pendrive y otros factores. Los pendrives USB 3.0 y posteriores pueden ofrecer velocidades de transferencia significativamente más rápidas que las versiones anteriores, haciendo que la transferencia de datos sea más rápida.</text:p>
            </text:list-item>
          </text:list>
        </text:list-item>
        <text:list-item>
          <text:p text:style-name="P73"><text:span text:style-name="Strong_20_Emphasis"><text:span text:style-name="T7">Tarjetas MMC:</text:span></text:span></text:p>
          <text:list>
            <text:list-item>
              <text:p text:style-name="P35">Las tarjetas MMC, especialmente las más antiguas que utilizan el protocolo SPI, pueden tener velocidades de transferencia más limitadas en comparación con los pendrives modernos que utilizan USB 3.0 o versiones más recientes.</text:p>
            </text:list-item>
            <text:list-item>
              <text:p text:style-name="P36">Sin embargo, en dispositivos más modernos, especialmente aquellos que utilizan el estándar eMMC (embedded MMC), las velocidades de transferencia pueden ser más competitivas y eficientes.</text:p>
            </text:list-item>
          </text:list>
        </text:list-item>
      </text:list>
      <text:p text:style-name="P21">En general, si la velocidad de transferencia de datos es una consideración importante, los pendrives que utilizan protocolos USB más rápidos, como USB 3.0 o superior, son generalmente preferibles. <text:soft-page-break/>Sin embargo, en dispositivos específicos o aplicaciones donde la velocidad de transferencia puede no ser un factor crítico, las tarjetas MMC, especialmente las eMMC en dispositivos embebidos, pueden ser suficientes para las necesidades de almacenamiento y transferencia de datos.</text:p>
      <text:p text:style-name="P22"><draw:frame draw:style-name="fr1" draw:name="Imagen14" text:anchor-type="as-char" svg:width="0.635cm" svg:height="0.635cm" draw:z-index="13"><draw:image xlink:href="Pictures/100000000000007800000078EDC3B169886C47E9.png" xlink:type="simple" xlink:show="embed" xlink:actuate="onLoad" draw:mime-type="image/png"/><svg:title>User</svg:title></draw:frame></text:p>
      <text:p text:style-name="P22">Tú</text:p>
      <text:p text:style-name="P22">Listado en formato tabla con las velocidades de acceso SSD (usando SATA o NVME) y de eMMC</text:p>
      <text:p text:style-name="P20">ChatGPT</text:p>
      <text:p text:style-name="P21">Aquí tienes una comparación general de las velocidades de acceso para SSDs utilizando interfaces SATA y NVMe, así como para tarjetas eMMC. Ten en cuenta que estos valores son aproximados y pueden variar según el modelo y la marca específicos de cada dispositivo. Las velocidades se expresan en términos de tasas de transferencia de datos:</text:p>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19">Tecnología</text:p>
            </table:table-cell>
            <table:table-cell table:style-name="Tabla1.A1" office:value-type="string">
              <text:p text:style-name="P19">Velocidad de Lectura (MB/s)</text:p>
            </table:table-cell>
            <table:table-cell table:style-name="Tabla1.C1" office:value-type="string">
              <text:p text:style-name="P19">Velocidad de Escritura (MB/s)</text:p>
            </table:table-cell>
          </table:table-row>
        </table:table-header-rows>
        <table:table-row>
          <table:table-cell table:style-name="Tabla1.A2" office:value-type="string">
            <text:p text:style-name="P18"><text:span text:style-name="Strong_20_Emphasis"><text:span text:style-name="T7">SSD SATA III</text:span></text:span></text:p>
          </table:table-cell>
          <table:table-cell table:style-name="Tabla1.A2" office:value-type="string">
            <text:p text:style-name="P18">550 - 600</text:p>
          </table:table-cell>
          <table:table-cell table:style-name="Tabla1.C2" office:value-type="string">
            <text:p text:style-name="P18">500 - 550</text:p>
          </table:table-cell>
        </table:table-row>
        <table:table-row>
          <table:table-cell table:style-name="Tabla1.A2" office:value-type="string">
            <text:p text:style-name="P18"><text:span text:style-name="Strong_20_Emphasis"><text:span text:style-name="T7">SSD NVMe</text:span></text:span></text:p>
          </table:table-cell>
          <table:table-cell table:style-name="Tabla1.A2" office:value-type="string">
            <text:p text:style-name="P18">1,500 - 3,500</text:p>
          </table:table-cell>
          <table:table-cell table:style-name="Tabla1.C2" office:value-type="string">
            <text:p text:style-name="P18">1,000 - 3,000</text:p>
          </table:table-cell>
        </table:table-row>
        <table:table-row>
          <table:table-cell table:style-name="Tabla1.A2" office:value-type="string">
            <text:p text:style-name="P18"><text:span text:style-name="Strong_20_Emphasis"><text:span text:style-name="T7">eMMC v5.0</text:span></text:span></text:p>
          </table:table-cell>
          <table:table-cell table:style-name="Tabla1.A2" office:value-type="string">
            <text:p text:style-name="P18">250 - 400</text:p>
          </table:table-cell>
          <table:table-cell table:style-name="Tabla1.C2" office:value-type="string">
            <text:p text:style-name="P18">50 - 125</text:p>
          </table:table-cell>
        </table:table-row>
        <table:table-row>
          <table:table-cell table:style-name="Tabla1.A2" office:value-type="string">
            <text:p text:style-name="P18"><text:span text:style-name="Strong_20_Emphasis"><text:span text:style-name="T7">eMMC v5.1</text:span></text:span></text:p>
          </table:table-cell>
          <table:table-cell table:style-name="Tabla1.A2" office:value-type="string">
            <text:p text:style-name="P18">250 - 600</text:p>
          </table:table-cell>
          <table:table-cell table:style-name="Tabla1.C2" office:value-type="string">
            <text:p text:style-name="P18">125 - 125 (varía)</text:p>
          </table:table-cell>
        </table:table-row>
        <table:table-row>
          <table:table-cell table:style-name="Tabla1.A2" office:value-type="string">
            <text:p text:style-name="P18"><text:span text:style-name="Strong_20_Emphasis"><text:span text:style-name="T7">eMMC v5.2</text:span></text:span></text:p>
          </table:table-cell>
          <table:table-cell table:style-name="Tabla1.A2" office:value-type="string">
            <text:p text:style-name="P18">250 - 1,200</text:p>
          </table:table-cell>
          <table:table-cell table:style-name="Tabla1.C2" office:value-type="string">
            <text:p text:style-name="P18">125 - 150 (varía)</text:p>
          </table:table-cell>
        </table:table-row>
        <table:table-row>
          <table:table-cell table:style-name="Tabla1.A2" office:value-type="string">
            <text:p text:style-name="P18"><text:span text:style-name="Strong_20_Emphasis"><text:span text:style-name="T7">eMMC v5.3</text:span></text:span></text:p>
          </table:table-cell>
          <table:table-cell table:style-name="Tabla1.A2" office:value-type="string">
            <text:p text:style-name="P18">250 - 1,900</text:p>
          </table:table-cell>
          <table:table-cell table:style-name="Tabla1.C2" office:value-type="string">
            <text:p text:style-name="Table_20_Contents">125 - 300 (varía)</text:p>
          </table:table-cell>
        </table:table-row>
      </table:table>
      <text:list text:style-name="L38">
        <text:list-item>
          <text:p text:style-name="P74"><text:span text:style-name="Strong_20_Emphasis"><text:span text:style-name="T7">Nota:</text:span></text:span><text:span text:style-name="T7"> Los valores de velocidad de eMMC pueden variar según las especificaciones exactas de cada dispositivo y la implementación específica del estándar eMMC. Además, las velocidades de lectura y escritura pueden ser afectadas por factores como la capacidad de almacenamiento y la calidad del controlador de almacenamiento.</text:span></text:p>
        </text:list-item>
      </text:list>
      <text:p text:style-name="P21">Estas cifras te brindan una visión general de las velocidades típicas de acceso para cada tecnología. Siempre es recomendable verificar las especificaciones detalladas del fabricante para obtener información precisa sobre un dispositivo específico.</text:p>
      <text:p text:style-name="P22"><draw:frame draw:style-name="fr1" draw:name="Imagen15" text:anchor-type="as-char" svg:width="0.635cm" svg:height="0.635cm" draw:z-index="14"><draw:image xlink:href="Pictures/100000000000007800000078EDC3B169886C47E9.png" xlink:type="simple" xlink:show="embed" xlink:actuate="onLoad" draw:mime-type="image/png"/><svg:title>User</svg:title></draw:frame></text:p>
      <text:p text:style-name="P22">Tú</text:p>
      <text:p text:style-name="P22">Listado en formato tabla de los factores de forma de un ssd interfaz m2 (longitudes)</text:p>
      <text:p text:style-name="P20">ChatGPT</text:p>
      <text:p text:style-name="P21">Aquí tienes un listado de los factores de forma de SSDs con interfaz M.2, especificados por sus longitudes comunes. Estos factores de forma son designados por la longitud física de los módulos M.2, medida en milímetros:</text:p>
      <table:table table:name="Tabla2" table:style-name="Tabla2">
        <table:table-column table:style-name="Tabla2.A"/>
        <table:table-column table:style-name="Tabla2.B"/>
        <table:table-header-rows>
          <table:table-row>
            <table:table-cell table:style-name="Tabla2.A1" office:value-type="string">
              <text:p text:style-name="P19">Factores de Forma M.2</text:p>
            </table:table-cell>
            <table:table-cell table:style-name="Tabla2.B1" office:value-type="string">
              <text:p text:style-name="P19">Longitud (mm)</text:p>
            </table:table-cell>
          </table:table-row>
        </table:table-header-rows>
        <table:table-row>
          <table:table-cell table:style-name="Tabla2.A2" office:value-type="string">
            <text:p text:style-name="P18">2230</text:p>
          </table:table-cell>
          <table:table-cell table:style-name="Tabla2.B2" office:value-type="string">
            <text:p text:style-name="P18">22 x 30</text:p>
          </table:table-cell>
        </table:table-row>
        <table:table-row>
          <table:table-cell table:style-name="Tabla2.A2" office:value-type="string">
            <text:p text:style-name="P18">2242</text:p>
          </table:table-cell>
          <table:table-cell table:style-name="Tabla2.B2" office:value-type="string">
            <text:p text:style-name="P18">22 x 42</text:p>
          </table:table-cell>
        </table:table-row>
        <text:soft-page-break/>
        <table:table-row>
          <table:table-cell table:style-name="Tabla2.A2" office:value-type="string">
            <text:p text:style-name="P18">2260</text:p>
          </table:table-cell>
          <table:table-cell table:style-name="Tabla2.B2" office:value-type="string">
            <text:p text:style-name="P18">22 x 60</text:p>
          </table:table-cell>
        </table:table-row>
        <table:table-row>
          <table:table-cell table:style-name="Tabla2.A2" office:value-type="string">
            <text:p text:style-name="P18">2280</text:p>
          </table:table-cell>
          <table:table-cell table:style-name="Tabla2.B2" office:value-type="string">
            <text:p text:style-name="P18">22 x 80</text:p>
          </table:table-cell>
        </table:table-row>
        <table:table-row>
          <table:table-cell table:style-name="Tabla2.A2" office:value-type="string">
            <text:p text:style-name="P18">22110</text:p>
          </table:table-cell>
          <table:table-cell table:style-name="Tabla2.B2" office:value-type="string">
            <text:p text:style-name="Table_20_Contents">22 x 110</text:p>
          </table:table-cell>
        </table:table-row>
      </table:table>
      <text:p text:style-name="P21">Estas designaciones indican las dimensiones físicas de los SSD M.2 en milímetros. Por ejemplo, un SSD M.2 2280 tiene una longitud de 80 mm. Ten en cuenta que estos son solo algunos de los tamaños comunes, y la interfaz M.2 es versátil en términos de dimensiones, lo que permite adaptarse a diversas aplicaciones y dispositivos.</text:p>
      <text:p text:style-name="P22"><draw:frame draw:style-name="fr1" draw:name="Imagen16" text:anchor-type="as-char" svg:width="0.635cm" svg:height="0.635cm" draw:z-index="15"><draw:image xlink:href="Pictures/100000000000007800000078EDC3B169886C47E9.png" xlink:type="simple" xlink:show="embed" xlink:actuate="onLoad" draw:mime-type="image/png"/><svg:title>User</svg:title></draw:frame></text:p>
      <text:p text:style-name="P22">Tú</text:p>
      <text:p text:style-name="P22">Indica la necesidad de agregar disipación a unidades de esatdo sólido</text:p>
      <text:p text:style-name="P20">ChatGPT</text:p>
      <text:p text:style-name="P21">La necesidad de agregar disipación de calor a unidades de estado sólido (SSD) depende de varios factores, incluyendo el tipo de SSD, el rendimiento del sistema, la carga de trabajo y el entorno en el que se utiliza. Aquí hay algunos puntos a considerar:</text:p>
      <text:list text:style-name="L39">
        <text:list-item>
          <text:p text:style-name="P75"><text:span text:style-name="Strong_20_Emphasis"><text:span text:style-name="T7">Carga de Trabajo Intensiva:</text:span></text:span></text:p>
          <text:list>
            <text:list-item>
              <text:p text:style-name="P37">En situaciones donde se utilizan SSDs en entornos de carga de trabajo intensiva, como transferencias de archivos grandes o tareas que generan mucho calor, puede ser beneficioso agregar disipadores de calor para ayudar a mantener las temperaturas bajo control.</text:p>
            </text:list-item>
          </text:list>
        </text:list-item>
        <text:list-item>
          <text:p text:style-name="P75"><text:span text:style-name="Strong_20_Emphasis"><text:span text:style-name="T7">SSDs de Alto Rendimiento:</text:span></text:span></text:p>
          <text:list>
            <text:list-item>
              <text:p text:style-name="P37">SSDs de alto rendimiento, especialmente aquellos que utilizan interfaces PCIe NVMe, pueden generar más calor que los modelos más básicos. En estos casos, la disipación de calor puede ayudar a mantener el rendimiento del SSD al evitar la ralentización térmica.</text:p>
            </text:list-item>
          </text:list>
        </text:list-item>
        <text:list-item>
          <text:p text:style-name="P75"><text:span text:style-name="Strong_20_Emphasis"><text:span text:style-name="T7">Factor de Forma y Espacio:</text:span></text:span></text:p>
          <text:list>
            <text:list-item>
              <text:p text:style-name="P37">Algunos SSDs, especialmente los que se encuentran en formatos compactos como M.2, pueden no tener mucho espacio para disipadores de calor grandes. En estos casos, es posible que se prefiera la elección de SSDs que estén diseñados para funcionar eficientemente sin disipadores adicionales.</text:p>
            </text:list-item>
          </text:list>
        </text:list-item>
        <text:list-item>
          <text:p text:style-name="P75"><text:span text:style-name="Strong_20_Emphasis"><text:span text:style-name="T7">Entornos con Limitaciones de Refrigeración:</text:span></text:span></text:p>
          <text:list>
            <text:list-item>
              <text:p text:style-name="P37">Si el sistema se encuentra en un entorno con limitaciones de refrigeración, como sistemas portátiles o pequeños factor de forma, la disipación de calor puede ser crucial para evitar que la temperatura interna del sistema se eleve demasiado.</text:p>
            </text:list-item>
          </text:list>
        </text:list-item>
        <text:list-item>
          <text:p text:style-name="P75"><text:soft-page-break/><text:span text:style-name="Strong_20_Emphasis"><text:span text:style-name="T7">Uso en Dispositivos Pasivos:</text:span></text:span></text:p>
          <text:list>
            <text:list-item>
              <text:p text:style-name="P37">En sistemas pasivos o sin ventiladores, donde la disipación de calor depende principalmente de la conducción térmica, agregar disipadores de calor puede ayudar a mejorar la eficiencia de la transferencia de calor.</text:p>
            </text:list-item>
          </text:list>
        </text:list-item>
        <text:list-item>
          <text:p text:style-name="P75"><text:span text:style-name="Strong_20_Emphasis"><text:span text:style-name="T7">Recomendaciones del Fabricante:</text:span></text:span></text:p>
          <text:list>
            <text:list-item>
              <text:p text:style-name="P38">Es importante revisar las recomendaciones del fabricante del SSD. Algunos SSDs ya vienen con disipadores de calor integrados, mientras que otros pueden requerir disipadores adicionales según las condiciones de uso.</text:p>
            </text:list-item>
          </text:list>
        </text:list-item>
      </text:list>
      <text:p text:style-name="P21">En resumen, mientras que muchos SSDs pueden funcionar eficientemente sin disipadores de calor adicionales, en ciertos escenarios de alta carga o condiciones térmicas desafiantes, la adición de disipadores puede ayudar a mantener un rendimiento óptimo y a prolongar la vida útil del SSD al evitar temperaturas demasiado altas. Antes de agregar disipadores, es recomendable revisar las especificaciones y recomendaciones del fabricante del SSD para asegurarse de que la adición de disipadores sea compatible y beneficiosa para el rendimiento del SSD en cuestión.</text:p>
      <text:p text:style-name="P22"><draw:frame draw:style-name="fr1" draw:name="Imagen17" text:anchor-type="as-char" svg:width="0.635cm" svg:height="0.635cm" draw:z-index="16"><draw:image xlink:href="Pictures/100000000000007800000078EDC3B169886C47E9.png" xlink:type="simple" xlink:show="embed" xlink:actuate="onLoad" draw:mime-type="image/png"/><svg:title>User</svg:title></draw:frame></text:p>
      <text:p text:style-name="P22">Tú</text:p>
      <text:p text:style-name="P22">Listado en formato tabla del consumo de los discos duros (con diferentes RPM) y unidades SSD</text:p>
      <text:p text:style-name="P20">ChatGPT</text:p>
      <text:p text:style-name="P21">El consumo de energía de discos duros y unidades SSD puede variar según el modelo y la marca específicos, así como por la tecnología y la capacidad. Aquí te proporciono un listado aproximado del consumo de energía para discos duros con diferentes RPM y unidades SSD. Ten en cuenta que estos valores son estimaciones generales y pueden variar:</text:p>
      <text:h text:style-name="P2" text:outline-level="3">Consumo de Energía de Discos Duros (HDD):</text:h>
      <table:table table:name="Tabla3" table:style-name="Tabla3">
        <table:table-column table:style-name="Tabla3.A"/>
        <table:table-column table:style-name="Tabla3.B"/>
        <table:table-header-rows>
          <table:table-row>
            <table:table-cell table:style-name="Tabla3.A1" office:value-type="string">
              <text:p text:style-name="P19">RPM</text:p>
            </table:table-cell>
            <table:table-cell table:style-name="Tabla3.B1" office:value-type="string">
              <text:p text:style-name="P19">Consumo de Energía (Vataje típico)</text:p>
            </table:table-cell>
          </table:table-row>
        </table:table-header-rows>
        <table:table-row>
          <table:table-cell table:style-name="Tabla3.A2" office:value-type="string">
            <text:p text:style-name="P18">5,400</text:p>
          </table:table-cell>
          <table:table-cell table:style-name="Tabla3.B2" office:value-type="string">
            <text:p text:style-name="P18">4 - 7 W</text:p>
          </table:table-cell>
        </table:table-row>
        <table:table-row>
          <table:table-cell table:style-name="Tabla3.A2" office:value-type="string">
            <text:p text:style-name="P18">7,200</text:p>
          </table:table-cell>
          <table:table-cell table:style-name="Tabla3.B2" office:value-type="string">
            <text:p text:style-name="P18">6 - 10 W</text:p>
          </table:table-cell>
        </table:table-row>
        <table:table-row>
          <table:table-cell table:style-name="Tabla3.A2" office:value-type="string">
            <text:p text:style-name="P18">10,000</text:p>
          </table:table-cell>
          <table:table-cell table:style-name="Tabla3.B2" office:value-type="string">
            <text:p text:style-name="P18">8 - 15 W</text:p>
          </table:table-cell>
        </table:table-row>
        <table:table-row>
          <table:table-cell table:style-name="Tabla3.A2" office:value-type="string">
            <text:p text:style-name="P18">15,000</text:p>
          </table:table-cell>
          <table:table-cell table:style-name="Tabla3.B2" office:value-type="string">
            <text:p text:style-name="Table_20_Contents">10 - 20 W</text:p>
          </table:table-cell>
        </table:table-row>
      </table:table>
      <text:h text:style-name="P2" text:outline-level="3">Consumo de Energía de Unidades SSD:</text:h>
      <table:table table:name="Tabla4" table:style-name="Tabla4">
        <table:table-column table:style-name="Tabla4.A"/>
        <table:table-column table:style-name="Tabla4.B"/>
        <table:table-header-rows>
          <table:table-row>
            <table:table-cell table:style-name="Tabla4.A1" office:value-type="string">
              <text:p text:style-name="P19">Tipo</text:p>
            </table:table-cell>
            <table:table-cell table:style-name="Tabla4.B1" office:value-type="string">
              <text:p text:style-name="P19">Consumo de Energía (Vataje típico)</text:p>
            </table:table-cell>
          </table:table-row>
        </table:table-header-rows>
        <table:table-row>
          <table:table-cell table:style-name="Tabla4.A2" office:value-type="string">
            <text:p text:style-name="P18">SATA SSD</text:p>
          </table:table-cell>
          <table:table-cell table:style-name="Tabla4.B2" office:value-type="string">
            <text:p text:style-name="P18">2 - 4 W</text:p>
          </table:table-cell>
        </table:table-row>
        <table:table-row>
          <table:table-cell table:style-name="Tabla4.A2" office:value-type="string">
            <text:p text:style-name="P18">NVMe SSD</text:p>
          </table:table-cell>
          <table:table-cell table:style-name="Tabla4.B2" office:value-type="string">
            <text:p text:style-name="Table_20_Contents">6 - 10 W</text:p>
          </table:table-cell>
        </table:table-row>
      </table:table>
      <text:list text:style-name="L40">
        <text:list-item>
          <text:p text:style-name="P76"><text:soft-page-break/><text:span text:style-name="Strong_20_Emphasis"><text:span text:style-name="T7">Nota:</text:span></text:span><text:span text:style-name="T7"> Estos valores son aproximados y pueden variar según la marca, el modelo y la capacidad específicos. Además, algunos fabricantes proporcionan detalles más precisos en las hojas de especificaciones de sus productos.</text:span></text:p>
        </text:list-item>
      </text:list>
      <text:p text:style-name="P21">En términos generales, las unidades SSD tienden a consumir menos energía en comparación con los discos duros, ya que no tienen partes móviles y, por lo tanto, no requieren energía adicional para girar un plato, como es el caso de los discos duros con diferentes RPM. La eficiencia energética es una de las ventajas de las SSDs, especialmente en entornos donde la gestión del consumo de energía es crítica, como en dispositivos portátiles o sistemas alimentados por batería.</text:p>
      <text:p text:style-name="P22"><draw:frame draw:style-name="fr1" draw:name="Imagen18" text:anchor-type="as-char" svg:width="0.635cm" svg:height="0.635cm" draw:z-index="17"><draw:image xlink:href="Pictures/100000000000007800000078EDC3B169886C47E9.png" xlink:type="simple" xlink:show="embed" xlink:actuate="onLoad" draw:mime-type="image/png"/><svg:title>User</svg:title></draw:frame></text:p>
      <text:p text:style-name="P22">Tú</text:p>
      <text:p text:style-name="P22">No creo los valores de la última tabla. O estoy confundido (probablemente) o el consumo de un SSD SATA es mayor que el de un SSD nvme</text:p>
      <text:p text:style-name="P20">ChatGPT</text:p>
      <text:p text:style-name="P21">Lamento la confusión en mi respuesta anterior, y tienes razón en cuestionar esos valores. Permíteme aclarar y proporcionar información más precisa:</text:p>
      <text:p text:style-name="P21">En términos generales, el consumo de energía de los SSDs SATA tiende a ser menor que el de los SSDs NVMe. Esto se debe en parte a las diferencias en la arquitectura y la interfaz de estos dispositivos.</text:p>
      <text:h text:style-name="P2" text:outline-level="3">Consumo de Energía Aproximado:</text:h>
      <table:table table:name="Tabla5" table:style-name="Tabla5">
        <table:table-column table:style-name="Tabla5.A"/>
        <table:table-column table:style-name="Tabla5.B"/>
        <table:table-header-rows>
          <table:table-row>
            <table:table-cell table:style-name="Tabla5.A1" office:value-type="string">
              <text:p text:style-name="P19">Tipo</text:p>
            </table:table-cell>
            <table:table-cell table:style-name="Tabla5.B1" office:value-type="string">
              <text:p text:style-name="P19">Consumo de Energía (Vataje típico)</text:p>
            </table:table-cell>
          </table:table-row>
        </table:table-header-rows>
        <table:table-row>
          <table:table-cell table:style-name="Tabla5.A2" office:value-type="string">
            <text:p text:style-name="P18">SATA SSD</text:p>
          </table:table-cell>
          <table:table-cell table:style-name="Tabla5.B2" office:value-type="string">
            <text:p text:style-name="P18">2 - 4 W</text:p>
          </table:table-cell>
        </table:table-row>
        <table:table-row>
          <table:table-cell table:style-name="Tabla5.A2" office:value-type="string">
            <text:p text:style-name="P18">NVMe SSD</text:p>
          </table:table-cell>
          <table:table-cell table:style-name="Tabla5.B2" office:value-type="string">
            <text:p text:style-name="Table_20_Contents">3 - 7 W</text:p>
          </table:table-cell>
        </table:table-row>
      </table:table>
      <text:p text:style-name="P21">Estos valores son solo aproximaciones y pueden variar según el modelo y el fabricante específicos. La tendencia general es que los SSDs SATA consumen menos energía que sus contrapartes NVMe, pero la variabilidad existe entre diferentes productos.</text:p>
      <text:p text:style-name="P21">Es importante tener en cuenta que, a pesar de que los SSDs NVMe pueden tener un consumo de energía ligeramente mayor, ofrecen ventajas significativas en términos de velocidad y rendimiento en comparación con los SSDs SATA. La elección entre SATA y NVMe generalmente se hace considerando el equilibrio entre rendimiento y eficiencia energética, dependiendo de las necesidades específicas de la aplicación y del usuario.</text:p>
      <text:p text:style-name="P22"><draw:frame draw:style-name="fr1" draw:name="Imagen19" text:anchor-type="as-char" svg:width="0.635cm" svg:height="0.635cm" draw:z-index="18"><draw:image xlink:href="Pictures/100000000000007800000078EDC3B169886C47E9.png" xlink:type="simple" xlink:show="embed" xlink:actuate="onLoad" draw:mime-type="image/png"/><svg:title>User</svg:title></draw:frame></text:p>
      <text:p text:style-name="P22">Tú</text:p>
      <text:p text:style-name="P22">DATOS A REVISAR. </text:p>
      <text:p text:style-name="P20">ChatGPT</text:p>
      <text:p text:style-name="P21"><text:soft-page-break/>Lamentablemente, en mi respuesta anterior, hubo un error en la información proporcionada. Agradezco que lo hayas señalado. Aquí tienes una corrección y una revisión de los datos:</text:p>
      <text:h text:style-name="P2" text:outline-level="3">Consumo de Energía Aproximado (Corregido):</text:h>
      <table:table table:name="Tabla6" table:style-name="Tabla6">
        <table:table-column table:style-name="Tabla6.A"/>
        <table:table-column table:style-name="Tabla6.B"/>
        <table:table-header-rows>
          <table:table-row>
            <table:table-cell table:style-name="Tabla6.A1" office:value-type="string">
              <text:p text:style-name="P19">Tipo</text:p>
            </table:table-cell>
            <table:table-cell table:style-name="Tabla6.B1" office:value-type="string">
              <text:p text:style-name="P19">Consumo de Energía (Vataje típico)</text:p>
            </table:table-cell>
          </table:table-row>
        </table:table-header-rows>
        <table:table-row>
          <table:table-cell table:style-name="Tabla6.A2" office:value-type="string">
            <text:p text:style-name="P18">SATA SSD</text:p>
          </table:table-cell>
          <table:table-cell table:style-name="Tabla6.B2" office:value-type="string">
            <text:p text:style-name="P18">1 - 3 W</text:p>
          </table:table-cell>
        </table:table-row>
        <table:table-row>
          <table:table-cell table:style-name="Tabla6.A2" office:value-type="string">
            <text:p text:style-name="P18">NVMe SSD</text:p>
          </table:table-cell>
          <table:table-cell table:style-name="Tabla6.B2" office:value-type="string">
            <text:p text:style-name="Table_20_Contents">2 - 10 W</text:p>
          </table:table-cell>
        </table:table-row>
      </table:table>
      <text:p text:style-name="P21">Estos valores son más representativos de la realidad y muestran que, en general, los SSDs SATA tienden a consumir menos energía que los SSDs NVMe. Sin embargo, es importante tener en cuenta que el consumo de energía puede variar según el modelo y el fabricante específicos.</text:p>
      <text:p text:style-name="P21">Si tienes más preguntas o necesitas información adicional, estaré encantado de ayudarte.</text:p>
      <text:p text:style-name="P22"><draw:frame draw:style-name="fr1" draw:name="Imagen20" text:anchor-type="as-char" svg:width="0.635cm" svg:height="0.635cm" draw:z-index="19"><draw:image xlink:href="Pictures/100000000000007800000078EDC3B169886C47E9.png" xlink:type="simple" xlink:show="embed" xlink:actuate="onLoad" draw:mime-type="image/png"/><svg:title>User</svg:title></draw:frame></text:p>
      <text:p text:style-name="P22">Tú</text:p>
      <text:p text:style-name="P22">Oki THX</text:p>
      <text:p text:style-name="P20">ChatGPT</text:p>
      <text:p text:style-name="P21">¡De nada! Si tienes más preguntas en el futuro o necesitas más información, no dudes en preguntar. Estoy aquí para ayudar. ¡Gracias a ti y que tengas un buen día!</text:p>
      <text:p text:style-name="P10"><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s" fo:country="ES"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847cm" fo:margin-bottom="0.353cm" style:contextual-spacing="false" fo:keep-together="always" fo:keep-with-next="always"/>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text">
      <style:paragraph-properties fo:margin-top="0.635cm" fo:margin-bottom="0.353cm" style: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Heading" style:default-outline-level="3" style:list-style-name="" style:class="text">
      <style:paragraph-properties fo:margin-top="0.247cm" fo:margin-bottom="0.212cm" style:contextual-spacing="false"/>
      <style:text-properties style:font-name="Liberation Serif1" fo:font-family="'Liberation Serif'"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Standard" style:default-outline-level="4"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List_20_Paragraph" style:display-name="List Paragraph" style:family="paragraph" style:parent-style-name="Standard">
      <style:paragraph-properties fo:margin-left="1.27cm" fo:margin-top="0cm" fo:margin-bottom="0cm" style:contextual-spacing="true"/>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text-properties style:use-window-font-color="true" loext:opacity="0%" style:font-name="Liberation Serif" fo:font-family="'Liberation Serif'" style:font-family-generic="roman" style:font-pitch="variable" fo:font-size="12pt" fo:language="es" fo:country="ES"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Title" style:family="paragraph" style:parent-style-name="Standard" style:class="chapter">
      <style:paragraph-properties fo:margin-top="0.529cm" fo:margin-bottom="0.353cm" style:contextual-spacing="true"/>
      <style:text-properties fo:font-size="24pt" style:font-size-asian="24pt" style:font-size-complex="24pt"/>
    </style:style>
    <style:style style:name="Subtitle" style:family="paragraph" style:parent-style-name="Standard" style:class="chapter">
      <style:paragraph-properties fo:margin-top="0.353cm" fo:margin-bottom="0.353cm" style:contextual-spacing="false"/>
      <style:text-properties fo:font-size="12pt" style:font-size-asian="12pt" style:font-size-complex="12pt"/>
    </style:style>
    <style:style style:name="Quote" style:family="paragraph" style:parent-style-name="Standard">
      <style:paragraph-properties fo:margin-left="1.27cm" fo:margin-right="1.27cm"/>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cm" style:contextual-spacing="false" fo:background-color="#f2f2f2" fo:padding-left="0.353cm" fo:padding-right="0.353cm" fo:padding-top="0.176cm" fo:padding-bottom="0.176cm" fo:border="0.51pt solid #ffffff" style:shadow="non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cm" style:contextual-spacing="false" fo:text-align="start" style:justify-single-word="false" fo:orphans="2" fo:widows="2" style:writing-mode="lr-tb"/>
      <style:text-properties style:use-window-font-color="true" loext:opacity="0%" style:font-name="Liberation Serif" fo:font-family="'Liberation Serif'" style:font-family-generic="roman" style:font-pitch="variable" fo:font-size="12pt" fo:language="es" fo:country="ES"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Figure_20_Index_20_1" style:display-name="Figure Index 1" style:family="paragraph" style:parent-style-name="Standard" style:class="index">
      <style:paragraph-properties fo:margin-top="0cm" fo:margin-bottom="0cm" style:contextual-spacing="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Char" style:display-name="Heading 1 Char" style:family="tex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text-properties fo:font-size="24pt" style:font-size-asian="24pt" style:font-size-complex="24pt"/>
    </style:style>
    <style:style style:name="Subtitle_20_Char" style:display-name="Subtitle Char" style:family="tex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loext:char-complex-color loext:theme-type="hyperlink" loext:color-type="theme"/>
      </style:text-properties>
    </style:style>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Default_20_Paragraph_20_Font_20__28_WW_29_" style:display-name="Default Paragraph Font (WW)" style:family="text"/>
    <style:style style:name="Emphasis" style:family="tex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color="#111827" loext:opacity="100%"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9" style:display-name="ListLabel 2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0" style:display-name="ListLabel 3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1" style:display-name="ListLabel 3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2" style:display-name="ListLabel 3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3" style:display-name="ListLabel 3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 style:display-name="ListLabel 3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5" style:display-name="ListLabel 3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6" style:display-name="ListLabel 3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 style:display-name="ListLabel 37" style:family="text">
      <style:text-properties fo:color="#111827" loext:opacity="100%"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7" style:display-name="ListLabel 4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8" style:display-name="ListLabel 4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9" style:display-name="ListLabel 4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0" style:display-name="ListLabel 5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1" style:display-name="ListLabel 5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 style:display-name="ListLabel 5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 style:display-name="ListLabel 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4" style:display-name="ListLabel 5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 style:display-name="ListLabel 55" style:family="text">
      <style:text-properties fo:color="#111827" loext:opacity="100%"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5" style:display-name="ListLabel 6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6" style:display-name="ListLabel 6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 style:display-name="ListLabel 6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8" style:display-name="ListLabel 6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9" style:display-name="ListLabel 6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 style:display-name="ListLabel 7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1" style:display-name="ListLabel 7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2" style:display-name="ListLabel 7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fo:text-align="end">
          <style:list-level-label-alignment text:label-followed-by="space" fo:text-indent="-0.635cm" fo:margin-left="1.251cm"/>
        </style:list-level-properties>
      </text:list-level-style-number>
      <text:list-level-style-number text:level="2" text:style-name="ListLabel_20_20" loext:num-list-format="%2%." style:num-suffix="." style:num-format="1">
        <style:list-level-properties text:list-level-position-and-space-mode="label-alignment" fo:text-align="end">
          <style:list-level-label-alignment text:label-followed-by="space" fo:text-indent="-0.635cm" fo:margin-left="2.521cm"/>
        </style:list-level-properties>
      </text:list-level-style-number>
      <text:list-level-style-number text:level="3" text:style-name="ListLabel_20_21" loext:num-list-format="%3%." style:num-suffix="." style:num-format="1">
        <style:list-level-properties text:list-level-position-and-space-mode="label-alignment" fo:text-align="end">
          <style:list-level-label-alignment text:label-followed-by="space" fo:text-indent="-0.318cm" fo:margin-left="3.791cm"/>
        </style:list-level-properties>
      </text:list-level-style-number>
      <text:list-level-style-number text:level="4" text:style-name="ListLabel_20_22" loext:num-list-format="%4%." style:num-suffix="." style:num-format="1">
        <style:list-level-properties text:list-level-position-and-space-mode="label-alignment" fo:text-align="end">
          <style:list-level-label-alignment text:label-followed-by="space" fo:text-indent="-0.635cm" fo:margin-left="5.061cm"/>
        </style:list-level-properties>
      </text:list-level-style-number>
      <text:list-level-style-number text:level="5" text:style-name="ListLabel_20_23" loext:num-list-format="%5%." style:num-suffix="." style:num-format="1">
        <style:list-level-properties text:list-level-position-and-space-mode="label-alignment" fo:text-align="end">
          <style:list-level-label-alignment text:label-followed-by="space" fo:text-indent="-0.635cm" fo:margin-left="6.331cm"/>
        </style:list-level-properties>
      </text:list-level-style-number>
      <text:list-level-style-number text:level="6" text:style-name="ListLabel_20_24" loext:num-list-format="%6%." style:num-suffix="." style:num-format="1">
        <style:list-level-properties text:list-level-position-and-space-mode="label-alignment" fo:text-align="end">
          <style:list-level-label-alignment text:label-followed-by="space" fo:text-indent="-0.318cm" fo:margin-left="7.601cm"/>
        </style:list-level-properties>
      </text:list-level-style-number>
      <text:list-level-style-number text:level="7" text:style-name="ListLabel_20_25" loext:num-list-format="%7%." style:num-suffix="." style:num-format="1">
        <style:list-level-properties text:list-level-position-and-space-mode="label-alignment" fo:text-align="end">
          <style:list-level-label-alignment text:label-followed-by="space" fo:text-indent="-0.635cm" fo:margin-left="8.871cm"/>
        </style:list-level-properties>
      </text:list-level-style-number>
      <text:list-level-style-number text:level="8" text:style-name="ListLabel_20_26" loext:num-list-format="%8%." style:num-suffix="." style:num-format="1">
        <style:list-level-properties text:list-level-position-and-space-mode="label-alignment" fo:text-align="end">
          <style:list-level-label-alignment text:label-followed-by="space" fo:text-indent="-0.635cm" fo:margin-left="10.141cm"/>
        </style:list-level-properties>
      </text:list-level-style-number>
      <text:list-level-style-number text:level="9" text:style-name="ListLabel_20_27" loext:num-list-format="%9%." style:num-suffix="." style:num-format="1">
        <style:list-level-properties text:list-level-position-and-space-mode="label-alignment" fo:text-align="end">
          <style:list-level-label-alignment text:label-followed-by="space"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space" fo:text-indent="-0.635cm" fo:margin-left="1.251cm"/>
        </style:list-level-properties>
        <style:text-properties fo:font-family="Symbol"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space" fo:text-indent="-0.635cm" fo:margin-left="2.521cm"/>
        </style:list-level-properties>
        <style:text-properties fo:font-family="Symbol"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space" fo:text-indent="-0.635cm" fo:margin-left="3.791cm"/>
        </style:list-level-properties>
        <style:text-properties fo:font-family="Symbol"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space" fo:text-indent="-0.635cm" fo:margin-left="5.061cm"/>
        </style:list-level-properties>
        <style:text-properties fo:font-family="Symbol"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space" fo:text-indent="-0.635cm" fo:margin-left="6.331cm"/>
        </style:list-level-properties>
        <style:text-properties fo:font-family="Symbol"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space" fo:text-indent="-0.635cm" fo:margin-left="7.601cm"/>
        </style:list-level-properties>
        <style:text-properties fo:font-family="Symbol"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space" fo:text-indent="-0.635cm" fo:margin-left="8.871cm"/>
        </style:list-level-properties>
        <style:text-properties fo:font-family="Symbol"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space" fo:text-indent="-0.635cm" fo:margin-left="10.141cm"/>
        </style:list-level-properties>
        <style:text-properties fo:font-family="Symbol"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space" fo:text-indent="-0.635cm" fo:margin-left="11.411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fo:text-align="end">
          <style:list-level-label-alignment text:label-followed-by="space" fo:text-indent="-0.635cm" fo:margin-left="1.251cm"/>
        </style:list-level-properties>
      </text:list-level-style-number>
      <text:list-level-style-number text:level="2" text:style-name="ListLabel_20_38" loext:num-list-format="%2%." style:num-suffix="." style:num-format="1">
        <style:list-level-properties text:list-level-position-and-space-mode="label-alignment" fo:text-align="end">
          <style:list-level-label-alignment text:label-followed-by="space" fo:text-indent="-0.635cm" fo:margin-left="2.521cm"/>
        </style:list-level-properties>
      </text:list-level-style-number>
      <text:list-level-style-number text:level="3" text:style-name="ListLabel_20_39" loext:num-list-format="%3%." style:num-suffix="." style:num-format="1">
        <style:list-level-properties text:list-level-position-and-space-mode="label-alignment" fo:text-align="end">
          <style:list-level-label-alignment text:label-followed-by="space" fo:text-indent="-0.318cm" fo:margin-left="3.791cm"/>
        </style:list-level-properties>
      </text:list-level-style-number>
      <text:list-level-style-number text:level="4" text:style-name="ListLabel_20_40" loext:num-list-format="%4%." style:num-suffix="." style:num-format="1">
        <style:list-level-properties text:list-level-position-and-space-mode="label-alignment" fo:text-align="end">
          <style:list-level-label-alignment text:label-followed-by="space" fo:text-indent="-0.635cm" fo:margin-left="5.061cm"/>
        </style:list-level-properties>
      </text:list-level-style-number>
      <text:list-level-style-number text:level="5" text:style-name="ListLabel_20_41" loext:num-list-format="%5%." style:num-suffix="." style:num-format="1">
        <style:list-level-properties text:list-level-position-and-space-mode="label-alignment" fo:text-align="end">
          <style:list-level-label-alignment text:label-followed-by="space" fo:text-indent="-0.635cm" fo:margin-left="6.331cm"/>
        </style:list-level-properties>
      </text:list-level-style-number>
      <text:list-level-style-number text:level="6" text:style-name="ListLabel_20_42" loext:num-list-format="%6%." style:num-suffix="." style:num-format="1">
        <style:list-level-properties text:list-level-position-and-space-mode="label-alignment" fo:text-align="end">
          <style:list-level-label-alignment text:label-followed-by="space" fo:text-indent="-0.318cm" fo:margin-left="7.601cm"/>
        </style:list-level-properties>
      </text:list-level-style-number>
      <text:list-level-style-number text:level="7" text:style-name="ListLabel_20_43" loext:num-list-format="%7%." style:num-suffix="." style:num-format="1">
        <style:list-level-properties text:list-level-position-and-space-mode="label-alignment" fo:text-align="end">
          <style:list-level-label-alignment text:label-followed-by="space" fo:text-indent="-0.635cm" fo:margin-left="8.871cm"/>
        </style:list-level-properties>
      </text:list-level-style-number>
      <text:list-level-style-number text:level="8" text:style-name="ListLabel_20_44" loext:num-list-format="%8%." style:num-suffix="." style:num-format="1">
        <style:list-level-properties text:list-level-position-and-space-mode="label-alignment" fo:text-align="end">
          <style:list-level-label-alignment text:label-followed-by="space" fo:text-indent="-0.635cm" fo:margin-left="10.141cm"/>
        </style:list-level-properties>
      </text:list-level-style-number>
      <text:list-level-style-number text:level="9" text:style-name="ListLabel_20_45" loext:num-list-format="%9%." style:num-suffix="." style:num-format="1">
        <style:list-level-properties text:list-level-position-and-space-mode="label-alignment" fo:text-align="end">
          <style:list-level-label-alignment text:label-followed-by="space"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space" fo:text-indent="-0.635cm" fo:margin-left="1.251cm"/>
        </style:list-level-properties>
        <style:text-properties fo:font-family="Symbol"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space" fo:text-indent="-0.635cm" fo:margin-left="2.521cm"/>
        </style:list-level-properties>
        <style:text-properties fo:font-family="Symbol"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space" fo:text-indent="-0.635cm" fo:margin-left="3.791cm"/>
        </style:list-level-properties>
        <style:text-properties fo:font-family="Symbol"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space" fo:text-indent="-0.635cm" fo:margin-left="5.061cm"/>
        </style:list-level-properties>
        <style:text-properties fo:font-family="Symbol"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space" fo:text-indent="-0.635cm" fo:margin-left="6.331cm"/>
        </style:list-level-properties>
        <style:text-properties fo:font-family="Symbol"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space" fo:text-indent="-0.635cm" fo:margin-left="7.601cm"/>
        </style:list-level-properties>
        <style:text-properties fo:font-family="Symbol"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space" fo:text-indent="-0.635cm" fo:margin-left="8.871cm"/>
        </style:list-level-properties>
        <style:text-properties fo:font-family="Symbol"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space" fo:text-indent="-0.635cm" fo:margin-left="10.141cm"/>
        </style:list-level-properties>
        <style:text-properties fo:font-family="Symbol"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space" fo:text-indent="-0.635cm" fo:margin-left="11.411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fo:text-align="end">
          <style:list-level-label-alignment text:label-followed-by="space" fo:text-indent="-0.635cm" fo:margin-left="1.251cm"/>
        </style:list-level-properties>
      </text:list-level-style-number>
      <text:list-level-style-number text:level="2" text:style-name="ListLabel_20_56" loext:num-list-format="%2%." style:num-suffix="." style:num-format="1">
        <style:list-level-properties text:list-level-position-and-space-mode="label-alignment" fo:text-align="end">
          <style:list-level-label-alignment text:label-followed-by="space" fo:text-indent="-0.635cm" fo:margin-left="2.521cm"/>
        </style:list-level-properties>
      </text:list-level-style-number>
      <text:list-level-style-number text:level="3" text:style-name="ListLabel_20_57" loext:num-list-format="%3%." style:num-suffix="." style:num-format="1">
        <style:list-level-properties text:list-level-position-and-space-mode="label-alignment" fo:text-align="end">
          <style:list-level-label-alignment text:label-followed-by="space" fo:text-indent="-0.318cm" fo:margin-left="3.791cm"/>
        </style:list-level-properties>
      </text:list-level-style-number>
      <text:list-level-style-number text:level="4" text:style-name="ListLabel_20_58" loext:num-list-format="%4%." style:num-suffix="." style:num-format="1">
        <style:list-level-properties text:list-level-position-and-space-mode="label-alignment" fo:text-align="end">
          <style:list-level-label-alignment text:label-followed-by="space" fo:text-indent="-0.635cm" fo:margin-left="5.061cm"/>
        </style:list-level-properties>
      </text:list-level-style-number>
      <text:list-level-style-number text:level="5" text:style-name="ListLabel_20_59" loext:num-list-format="%5%." style:num-suffix="." style:num-format="1">
        <style:list-level-properties text:list-level-position-and-space-mode="label-alignment" fo:text-align="end">
          <style:list-level-label-alignment text:label-followed-by="space" fo:text-indent="-0.635cm" fo:margin-left="6.331cm"/>
        </style:list-level-properties>
      </text:list-level-style-number>
      <text:list-level-style-number text:level="6" text:style-name="ListLabel_20_60" loext:num-list-format="%6%." style:num-suffix="." style:num-format="1">
        <style:list-level-properties text:list-level-position-and-space-mode="label-alignment" fo:text-align="end">
          <style:list-level-label-alignment text:label-followed-by="space" fo:text-indent="-0.318cm" fo:margin-left="7.601cm"/>
        </style:list-level-properties>
      </text:list-level-style-number>
      <text:list-level-style-number text:level="7" text:style-name="ListLabel_20_61" loext:num-list-format="%7%." style:num-suffix="." style:num-format="1">
        <style:list-level-properties text:list-level-position-and-space-mode="label-alignment" fo:text-align="end">
          <style:list-level-label-alignment text:label-followed-by="space" fo:text-indent="-0.635cm" fo:margin-left="8.871cm"/>
        </style:list-level-properties>
      </text:list-level-style-number>
      <text:list-level-style-number text:level="8" text:style-name="ListLabel_20_62" loext:num-list-format="%8%." style:num-suffix="." style:num-format="1">
        <style:list-level-properties text:list-level-position-and-space-mode="label-alignment" fo:text-align="end">
          <style:list-level-label-alignment text:label-followed-by="space" fo:text-indent="-0.635cm" fo:margin-left="10.141cm"/>
        </style:list-level-properties>
      </text:list-level-style-number>
      <text:list-level-style-number text:level="9" text:style-name="ListLabel_20_63" loext:num-list-format="%9%." style:num-suffix="." style:num-format="1">
        <style:list-level-properties text:list-level-position-and-space-mode="label-alignment" fo:text-align="end">
          <style:list-level-label-alignment text:label-followed-by="space"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space" fo:text-indent="-0.635cm" fo:margin-left="1.251cm"/>
        </style:list-level-properties>
        <style:text-properties fo:font-family="Symbol"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space" fo:text-indent="-0.635cm" fo:margin-left="2.521cm"/>
        </style:list-level-properties>
        <style:text-properties fo:font-family="Symbol"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space" fo:text-indent="-0.635cm" fo:margin-left="3.791cm"/>
        </style:list-level-properties>
        <style:text-properties fo:font-family="Symbol"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space" fo:text-indent="-0.635cm" fo:margin-left="5.061cm"/>
        </style:list-level-properties>
        <style:text-properties fo:font-family="Symbol"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space" fo:text-indent="-0.635cm" fo:margin-left="6.331cm"/>
        </style:list-level-properties>
        <style:text-properties fo:font-family="Symbol"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space" fo:text-indent="-0.635cm" fo:margin-left="7.601cm"/>
        </style:list-level-properties>
        <style:text-properties fo:font-family="Symbol"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space" fo:text-indent="-0.635cm" fo:margin-left="8.871cm"/>
        </style:list-level-properties>
        <style:text-properties fo:font-family="Symbol"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space" fo:text-indent="-0.635cm" fo:margin-left="10.141cm"/>
        </style:list-level-properties>
        <style:text-properties fo:font-family="Symbol"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space" fo:text-indent="-0.635cm" fo:margin-left="11.411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landscape"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s-ES</dc:language>
    <meta:editing-cycles>27</meta:editing-cycles>
    <meta:creation-date>2023-12-17T16:39:57</meta:creation-date>
    <dc:date>2024-01-09T19:07:47.330140942</dc:date>
    <meta:generator>LibreOffice/7.6.2.1$Linux_X86_64 LibreOffice_project/56f7684011345957bbf33a7ee678afaf4d2ba333</meta:generator>
    <meta:editing-duration>PT2H53M56S</meta:editing-duration>
    <meta:document-statistic meta:table-count="6" meta:image-count="20" meta:object-count="0" meta:page-count="21" meta:paragraph-count="374" meta:word-count="6341" meta:character-count="39622" meta:non-whitespace-character-count="33781"/>
  </office:meta>
</office:document-meta>
</file>